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RoboSAX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9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2.064cm"/>
    </style:style>
    <style:style style:name="co4" style:family="table-column">
      <style:table-column-properties fo:break-before="auto" style:column-width="2.28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013cm"/>
    </style:style>
    <style:style style:name="co7" style:family="table-column">
      <style:table-column-properties fo:break-before="auto" style:column-width="1cm"/>
    </style:style>
    <style:style style:name="co8" style:family="table-column">
      <style:table-column-properties fo:break-before="auto" style:column-width="0.86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pielstände">
      <style:table-properties table:display="true" style:writing-mode="lr-tb"/>
    </style:style>
    <number:number-style style:name="N10000" number:language="de" number:country="DE">
      <number:number number:min-integer-digits="1"/>
    </number:number-style>
    <number:time-style style:name="N10060" number:language="de" number:country="DE">
      <number:hours number:style="long"/>
      <number:text>:</number:text>
      <number:minutes number:style="long"/>
    </number:time-style>
    <style:style style:name="ce1" style:family="table-cell" style:parent-style-name="Default"/>
    <style:style style:name="ce4" style:family="table-cell" style:parent-style-name="Default">
      <style:table-cell-properties fo:border-bottom="1.5pt solid #000000" fo:background-color="#ffffff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0.74pt solid #000000" fo:background-color="#ffffff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10" style:family="table-cell" style:parent-style-name="Default">
      <style:table-cell-properties fo:border-bottom="0.74pt solid #000000" fo:background-color="#ffffff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15" style:family="table-cell" style:parent-style-name="Default">
      <style:table-cell-properties fo:border-bottom="1.5pt solid #000000" fo:background-color="#ffffff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none" fo:background-color="#ffffff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fo:border-bottom="1.5pt solid #000000" fo:background-color="#ffffff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0060">
      <style:table-cell-properties fo:border-bottom="0.74pt solid #000000" fo:background-color="#ffffff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26" style:family="table-cell" style:parent-style-name="Default" style:data-style-name="N10060">
      <style:table-cell-properties fo:border-bottom="0.74pt solid #000000" fo:background-color="#ffffff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27" style:family="table-cell" style:parent-style-name="Default" style:data-style-name="N10060">
      <style:table-cell-properties fo:border-bottom="1.5pt solid #000000" fo:background-color="#ffffff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28" style:family="table-cell" style:parent-style-name="Default" style:data-style-name="N10060">
      <style:table-cell-properties fo:border-bottom="none" fo:background-color="#ffffff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" style:family="table-cell" style:parent-style-name="Default" style:data-style-name="N0">
      <style:table-cell-properties fo:border-bottom="0.74pt solid #000000" fo:background-color="#ffffff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 style:data-style-name="N0">
      <style:table-cell-properties fo:border-bottom="0.74pt solid #000000" fo:background-color="#ffffff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0">
      <style:table-cell-properties fo:border-bottom="1.5pt solid #000000" fo:background-color="#ffffff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 style:data-style-name="N0">
      <style:table-cell-properties fo:border-bottom="none" fo:background-color="#ffffff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fo:border-bottom="1.5pt solid #000000" fo:background-color="#ffffff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10000">
      <style:table-cell-properties fo:border-bottom="0.74pt solid #000000" fo:background-color="#ffffff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10000">
      <style:table-cell-properties fo:border-bottom="0.74pt solid #000000" fo:background-color="#ffffff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 style:data-style-name="N10000">
      <style:table-cell-properties fo:border-bottom="1.5pt solid #000000" fo:background-color="#ffffff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 style:data-style-name="N10000">
      <style:table-cell-properties fo:border-bottom="none" fo:background-color="#ffffff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57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0.74pt solid #000000" style:text-align-source="fix" style:repeat-content="false" fo:background-color="transparent" fo:border-left="2.01pt solid #000000" fo:border-right="0.74pt solid #000000" fo:border-top="2.01pt solid #000000" style:vertical-align="middle"/>
      <style:paragraph-properties fo:text-align="center"/>
    </style:style>
    <style:style style:name="ce3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74pt solid #000000" fo:border-top="0.74pt solid #000000" style:vertical-align="top"/>
      <style:paragraph-properties fo:text-align="center" fo:margin-left="0cm"/>
    </style:style>
    <style:style style:name="ce5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" style:family="table-cell" style:parent-style-name="Default" style:data-style-name="N10000">
      <style:table-cell-properties fo:border-bottom="0.74pt solid #000000" style:text-align-source="fix" style:repeat-content="false" fo:background-color="transparent" fo:wrap-option="no-wrap" fo:border-left="2.01pt solid #000000" style:direction="ltr" fo:border-right="0.74pt solid #000000" style:rotation-angle="0" style:rotation-align="none" style:shrink-to-fit="false" fo:border-top="2.01pt solid #000000" style:vertical-align="top" loext:vertical-justify="auto"/>
      <style:paragraph-properties fo:text-align="center" css3t:text-justify="auto" fo:margin-left="0cm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 style:data-style-name="N10000">
      <style:table-cell-properties fo:border-bottom="0.74pt solid #000000" style:text-align-source="fix" style:repeat-content="false" fo:background-color="transparent" fo:wrap-option="no-wrap" fo:border-left="2.01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 style:data-style-name="N10000">
      <style:table-cell-properties fo:border-bottom="2.01pt solid #000000" style:text-align-source="fix" style:repeat-content="false" fo:background-color="transparent" fo:wrap-option="no-wrap" fo:border-left="2.01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ce117" style:family="table-cell" style:parent-style-name="Default">
      <style:table-cell-properties fo:background-color="#eeeeee"/>
    </style:style>
    <style:style style:name="ce1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01pt solid #000000" style:vertical-align="top"/>
      <style:paragraph-properties fo:text-align="center"/>
    </style:style>
    <style:style style:name="ce12" style:family="table-cell" style:parent-style-name="Default">
      <style:table-cell-properties fo:border-bottom="2.01pt solid #000000" style:text-align-source="fix" style:repeat-content="false" fo:background-color="transparent" fo:border-left="0.74pt solid #000000" fo:border-right="0.74pt solid #000000" fo:border-top="0.74pt solid #000000" style:vertical-align="top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01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order-bottom="2.01pt solid #000000" style:text-align-source="fix" style:repeat-content="false" fo:background-color="transparent" fo:border-left="0.74pt solid #000000" fo:border-right="0.74pt solid #000000" fo:border-top="0.74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2.01pt solid #000000" fo:border-top="2.01pt solid #000000" style:vertical-align="top"/>
      <style:paragraph-properties fo:text-align="center"/>
    </style:style>
    <style:style style:name="ce20" style:family="table-cell" style:parent-style-name="Default">
      <style:table-cell-properties fo:border-bottom="2.01pt solid #000000" style:text-align-source="fix" style:repeat-content="false" fo:background-color="transparent" fo:border-left="0.74pt solid #000000" fo:border-right="2.01pt solid #000000" fo:border-top="0.74pt solid #000000" style:vertical-align="top"/>
      <style:paragraph-properties fo:text-align="center" fo:margin-left="0cm"/>
    </style:style>
    <style:style style:name="ce23" style:family="table-cell" style:parent-style-name="Default">
      <style:table-cell-properties fo:background-color="transparent" fo:border="none"/>
    </style:style>
    <style:style style:name="ce24" style:family="table-cell" style:parent-style-name="Default">
      <style:table-cell-properties fo:border-bottom="0.74pt solid #000000" style:text-align-source="fix" style:repeat-content="false" fo:background-color="transparent" fo:wrap-option="no-wrap" fo:border-left="0.74pt solid #000000" style:direction="ltr" fo:border-right="2.01pt solid #000000" style:rotation-angle="0" style:rotation-align="none" style:shrink-to-fit="false" fo:border-top="2.01pt solid #000000" style:vertical-align="top" loext:vertical-justify="auto"/>
      <style:paragraph-properties fo:text-align="center" css3t:text-justify="auto" fo:margin-left="0cm" style:writing-mode="page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74pt solid #000000" style:text-align-source="fix" style:repeat-content="false" fo:background-color="transparent" fo:wrap-option="no-wrap" fo:border-left="0.74pt solid #000000" style:direction="ltr" fo:border-right="2.01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2.01pt solid #000000" style:text-align-source="fix" style:repeat-content="false" fo:background-color="transparent" fo:wrap-option="no-wrap" fo:border-left="0.74pt solid #000000" style:direction="ltr" fo:border-right="2.01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74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/>
    </style:style>
    <style:style style:name="ce32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74pt solid #000000" style:rotation-angle="90" fo:border-top="0.74pt solid #000000" style:vertical-align="bottom"/>
      <style:paragraph-properties fo:text-align="center" fo:margin-left="0cm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2.01pt solid #000000" style:vertical-align="top"/>
      <style:paragraph-properties fo:text-align="center" fo:margin-left="0cm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 style:vertical-align="top"/>
      <style:paragraph-properties fo:text-align="center" fo:margin-left="0cm"/>
    </style:style>
    <style:style style:name="ce39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 style:vertical-align="top"/>
      <style:paragraph-properties fo:text-align="center" fo:margin-left="0cm"/>
    </style:style>
    <style:style style:name="ce41" style:family="table-cell" style:parent-style-name="Default">
      <style:table-cell-properties fo:border-bottom="2.01pt solid #000000" style:text-align-source="fix" style:repeat-content="false" fo:background-color="transparent" fo:border-left="0.74pt solid #000000" fo:border-right="0.74pt solid #000000" style:rotation-angle="90" fo:border-top="0.74pt solid #000000" style:vertical-align="bottom"/>
      <style:paragraph-properties fo:text-align="center" fo:margin-left="0cm"/>
    </style:style>
    <style:style style:name="ce42" style:family="table-cell" style:parent-style-name="Default" style:data-style-name="N113">
      <style:table-cell-properties style:diagonal-bl-tr="none" style:diagonal-tl-br="none" fo:background-color="transparent" fo:border="none" style:rotation-align="none"/>
      <style:text-properties fo:font-weight="bold" style:font-weight-asian="bold" style:font-weight-complex="bold"/>
    </style:style>
    <style:style style:name="ce43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13">
      <style:table-cell-properties style:diagonal-bl-tr="none" style:diagonal-tl-br="none" style:text-align-source="fix" style:repeat-content="false" fo:background-color="transparent" fo:border="0.74pt solid #000000" style:rotation-align="none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57" style:family="table-cell" style:parent-style-name="Default" style:data-style-name="N113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</style:style>
    <style:style style:name="ce59" style:family="table-cell" style:parent-style-name="Default">
      <style:table-cell-properties fo:border-bottom="2.01pt solid #000000" fo:background-color="#eeeeee" style:text-align-source="fix" style:repeat-content="false" fo:border-left="0.74pt solid #000000" fo:border-right="2.01pt solid #000000" style:rotation-angle="90" fo:border-top="0.74pt solid #000000" style:vertical-align="bottom"/>
      <style:paragraph-properties fo:text-align="center" fo:margin-left="0cm"/>
    </style:style>
    <style:style style:name="ce60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border-left="0.74pt solid #000000" fo:border-right="2.01pt solid #000000" style:rotation-align="none" fo:border-top="2.01pt solid #000000" style:vertical-align="top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X.F5"/>
    </style:style>
    <style:style style:name="ce61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border-left="0.74pt solid #000000" fo:border-right="2.01pt solid #000000" style:rotation-align="none" fo:border-top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X.F5"/>
    </style:style>
    <style:style style:name="ce62" style:family="table-cell" style:parent-style-name="Default">
      <style:table-cell-properties fo:border-bottom="2.01pt solid #000000" fo:background-color="#eeeeee" style:diagonal-bl-tr="none" style:diagonal-tl-br="none" style:text-align-source="fix" style:repeat-content="false" fo:border-left="0.74pt solid #000000" fo:border-right="2.01pt solid #000000" style:rotation-align="none" fo:border-top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X.F5"/>
    </style:style>
    <style:style style:name="ce63" style:family="table-cell" style:parent-style-name="Default" style:data-style-name="N116">
      <style:table-cell-properties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1" style:family="table-cell" style:parent-style-name="Default">
      <style:table-cell-properties fo:border-bottom="0.06pt solid #000000" fo:background-color="#dee6ef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weight="normal" style:font-weight-asian="bold" style:font-weight-complex="bold"/>
    </style:style>
    <style:style style:name="ce66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74pt solid #000000" style:rotation-angle="90" fo:border-top="0.06pt solid #00000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0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2.01pt solid #000000" style:vertical-align="top"/>
      <style:paragraph-properties fo:text-align="center" fo:margin-left="0cm"/>
      <style:map style:condition="is-true-formula(#REF!)" style:apply-style-name="ConditionalStyle_5f_49" style:base-cell-address="BlockX.F5"/>
    </style:style>
    <style:style style:name="ce20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 style:vertical-align="top"/>
      <style:paragraph-properties fo:text-align="center" fo:margin-left="0cm"/>
      <style:map style:condition="is-true-formula(#REF!)" style:apply-style-name="ConditionalStyle_5f_49" style:base-cell-address="BlockX.F5"/>
    </style:style>
    <style:style style:name="ce208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 style:vertical-align="top"/>
      <style:paragraph-properties fo:text-align="center" fo:margin-left="0cm"/>
      <style:map style:condition="is-true-formula(#REF!)" style:apply-style-name="ConditionalStyle_5f_49" style:base-cell-address="BlockX.F5"/>
    </style:style>
    <style:style style:name="ce214" style:family="table-cell" style:parent-style-name="Default">
      <style:table-cell-properties fo:border="none"/>
    </style:style>
    <style:style style:name="ce75" style:family="table-cell" style:parent-style-name="Default" style:data-style-name="N116">
      <style:table-cell-properties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</style:style>
    <style:style style:name="ce213" style:family="table-cell" style:parent-style-name="Default">
      <style:table-cell-properties fo:border-bottom="0.06pt solid #000000" fo:background-color="#f6f9d4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weight="normal" style:font-weight-asian="bold" style:font-weight-complex="bold"/>
    </style:style>
    <style:style style:name="ce77" style:family="table-cell" style:parent-style-name="Default">
      <style:table-cell-properties fo:border-bottom="2.01pt solid #000000" style:text-align-source="fix" style:repeat-content="false" fo:background-color="transparent" fo:border-left="0.74pt solid #000000" fo:border-right="0.74pt solid #000000" style:rotation-angle="90" fo:border-top="0.06pt solid #000000" style:vertical-align="bottom"/>
      <style:paragraph-properties fo:text-align="center" fo:margin-left="0cm"/>
    </style:style>
    <style:style style:name="ce23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 style:vertical-align="top"/>
      <style:paragraph-properties fo:text-align="center" fo:margin-left="0cm"/>
      <style:map style:condition="is-true-formula(#REF!)" style:apply-style-name="ConditionalStyle_5f_49" style:base-cell-address="BlockX.F5"/>
    </style:style>
    <style:style style:name="ce240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 style:vertical-align="top"/>
      <style:paragraph-properties fo:text-align="center" fo:margin-left="0cm"/>
      <style:map style:condition="is-true-formula(#REF!)" style:apply-style-name="ConditionalStyle_5f_49" style:base-cell-address="BlockX.F5"/>
    </style:style>
    <style:style style:name="ce241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 style:vertical-align="top"/>
      <style:paragraph-properties fo:text-align="center" fo:margin-left="0cm"/>
      <style:map style:condition="is-true-formula(#REF!)" style:apply-style-name="ConditionalStyle_5f_49" style:base-cell-address="BlockX.F5"/>
    </style:style>
    <style:style style:name="ce82" style:family="table-cell" style:parent-style-name="Default" style:data-style-name="N116">
      <style:table-cell-properties style:diagonal-bl-tr="none" style:diagonal-tl-br="none" fo:background-color="transparent" fo:border="none" style:rotation-align="none"/>
    </style:style>
    <style:style style:name="ce244" style:family="table-cell" style:parent-style-name="Default">
      <style:table-cell-properties fo:border-bottom="0.06pt solid #000000" fo:background-color="#eeeeee" style:text-align-source="fix" style:repeat-content="false" fo:border-left="0.74pt solid #000000" fo:border-right="2.01pt solid #000000" fo:border-top="2.01pt solid #000000" style:vertical-align="top"/>
      <style:paragraph-properties fo:text-align="center"/>
    </style:style>
    <style:style style:name="ce84" style:family="table-cell" style:parent-style-name="Default">
      <style:table-cell-properties fo:border-bottom="2.01pt solid #000000" fo:background-color="#eeeeee" style:diagonal-bl-tr="none" style:diagonal-tl-br="none" style:text-align-source="fix" style:repeat-content="false" fo:border-left="0.74pt solid #000000" fo:border-right="2.01pt solid #000000" style:rotation-angle="90" style:rotation-align="none" fo:border-top="0.06pt solid #000000" style:vertical-align="bottom"/>
      <style:paragraph-properties fo:text-align="center" fo:margin-left="0cm"/>
    </style:style>
    <style:style style:name="ce85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border-left="0.74pt solid #000000" fo:border-right="2.01pt solid #000000" style:rotation-align="none" fo:border-top="2.01pt solid #000000" style:vertical-align="top"/>
      <style:paragraph-properties fo:text-align="center" fo:margin-left="0cm"/>
    </style:style>
    <style:style style:name="ce86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border-left="0.74pt solid #000000" fo:border-right="2.01pt solid #000000" style:rotation-align="none" fo:border-top="0.74pt solid #000000" style:vertical-align="top"/>
      <style:paragraph-properties fo:text-align="center" fo:margin-left="0cm"/>
    </style:style>
    <style:style style:name="ce87" style:family="table-cell" style:parent-style-name="Default">
      <style:table-cell-properties fo:border-bottom="2.01pt solid #000000" fo:background-color="#eeeeee" style:diagonal-bl-tr="none" style:diagonal-tl-br="none" style:text-align-source="fix" style:repeat-content="false" fo:border-left="0.74pt solid #000000" fo:border-right="2.01pt solid #000000" style:rotation-align="none" fo:border-top="0.74pt solid #000000" style:vertical-align="top"/>
      <style:paragraph-properties fo:text-align="center" fo:margin-left="0cm"/>
    </style:style>
    <style:style style:name="ce88" style:family="table-cell" style:parent-style-name="Default" style:data-style-name="N116">
      <style:table-cell-properties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58" style:family="table-cell" style:parent-style-name="Default">
      <style:table-cell-properties fo:border-bottom="0.06pt solid #000000" fo:background-color="#ffffd7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weight="normal" style:font-weight-asian="bold" style:font-weight-complex="bold"/>
    </style:style>
    <style:style style:name="ce90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74pt solid #000000" style:rotation-angle="90" fo:border-top="0.06pt solid #000000" style:vertical-align="bottom"/>
      <style:paragraph-properties fo:text-align="center" fo:margin-left="0cm"/>
      <style:text-properties fo:font-weight="normal" style:font-weight-asian="normal" style:font-weight-complex="normal"/>
    </style:style>
    <style:style style:name="ce91" style:family="table-cell" style:parent-style-name="Default">
      <style:table-cell-properties fo:border-bottom="2.01pt solid #000000" style:text-align-source="fix" style:repeat-content="false" fo:background-color="transparent" fo:border-left="0.74pt solid #000000" fo:border-right="0.74pt solid #000000" style:rotation-angle="90" fo:border-top="0.06pt solid #00000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2.01pt solid #000000" style:text-align-source="fix" style:repeat-content="false" fo:background-color="transparent" fo:border-left="0.74pt solid #000000" fo:border-right="0.74pt solid #000000" style:rotation-angle="90" fo:border-top="0.06pt solid #000000" style:vertical-align="bottom"/>
      <style:paragraph-properties fo:text-align="center" fo:margin-left="0cm"/>
      <style:text-properties fo:font-weight="normal" style:font-weight-asian="normal" style:font-weight-complex="normal"/>
    </style:style>
    <style:style style:name="ce93" style:family="table-cell" style:parent-style-name="Default" style:data-style-name="N116">
      <style:table-cell-properties style:diagonal-bl-tr="none" style:diagonal-tl-br="none" fo:background-color="transparent" fo:border="none" style:rotation-align="none"/>
      <style:text-properties fo:font-weight="normal" style:font-weight-asian="normal" style:font-weight-complex="normal"/>
    </style:style>
    <style:style style:name="ce94" style:family="table-cell" style:parent-style-name="Default">
      <style:table-cell-properties fo:border-bottom="2.01pt solid #000000" fo:background-color="#eeeeee" style:diagonal-bl-tr="none" style:diagonal-tl-br="none" style:text-align-source="fix" style:repeat-content="false" fo:border-left="0.74pt solid #000000" fo:border-right="2.01pt solid #000000" style:rotation-angle="90" style:rotation-align="none" fo:border-top="0.06pt solid #000000" style:vertical-align="bottom"/>
      <style:paragraph-properties fo:text-align="center" fo:margin-left="0cm"/>
      <style:text-properties fo:font-weight="normal" style:font-weight-asian="normal" style:font-weight-complex="normal"/>
    </style:style>
    <style:style style:name="ce264" style:family="table-cell" style:parent-style-name="Default">
      <style:table-cell-properties fo:border-bottom="0.06pt solid #000000" fo:background-color="#ffdbb6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weight="normal" style:font-weight-asian="bold" style:font-weight-complex="bold"/>
    </style:style>
    <style:style style:name="ce265" style:family="table-cell" style:parent-style-name="Default">
      <style:table-cell-properties fo:border-bottom="0.06pt solid #000000" fo:background-color="#e8f2a1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weight="normal" style:font-weight-asian="bold" style:font-weight-complex="bold"/>
    </style:style>
    <style:style style:name="ce269" style:family="table-cell" style:parent-style-name="Default">
      <style:table-cell-properties fo:border-bottom="0.06pt solid #000000" fo:background-color="#e0c2cd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weight="normal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unkte" table:style-name="ta1" table:print-ranges="Punkte.A1:Punkte.L9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8"/>
        <table:table-column table:style-name="co2" table:number-columns-repeated="10" table:default-cell-style-name="ce31"/>
        <table:table-column table:style-name="co3" table:default-cell-style-name="ce48"/>
        <table:table-column table:style-name="co4" table:number-columns-repeated="982" table:default-cell-style-name="Default"/>
        <table:table-row table:style-name="ro1">
          <table:table-cell table:style-name="ce4" office:value-type="string" calcext:value-type="string">
            <text:p>Team</text:p>
          </table:table-cell>
          <table:table-cell table:style-name="ce21" office:value-type="string" calcext:value-type="string" table:number-columns-spanned="2" table:number-rows-spanned="1">
            <text:p>Spielblock 1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Spielblock 2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Spielblock 3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Spielblock 4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Spielblock 5</text:p>
          </table:table-cell>
          <table:covered-table-cell table:style-name="ce21"/>
          <table:table-cell table:style-name="ce40" office:value-type="string" calcext:value-type="string">
            <text:p>Summe</text:p>
          </table:table-cell>
          <table:table-cell table:style-name="ce49" table:number-columns-repeated="982"/>
        </table:table-row>
        <table:table-row table:style-name="ro2">
          <table:table-cell table:style-name="ce9"/>
          <table:table-cell table:style-name="ce22" table:formula="of:= IF(ISNUMBER([#REF!]); INDIRECT([#REF!]&amp;&quot;F&quot;&amp;TEXT([#REF!] + 4;0));&quot;&quot;)">
            <text:p/>
          </table:table-cell>
          <table:table-cell table:style-name="ce33" table:formula="of:= IF([.B2] = &quot;&quot;; &quot;&quot;; IF(ISNUMBER(INDIRECT([#REF!]&amp;&quot;G&quot;&amp;TEXT([#REF!] + 4;0))); INDIRECT([#REF!]&amp;&quot;G&quot;&amp;TEXT([#REF!] + 4;0)); &quot;&quot;))">
            <text:p/>
          </table:table-cell>
          <table:table-cell table:style-name="ce22" table:formula="of:= IF(ISNUMBER([#REF!]); INDIRECT([#REF!]&amp;&quot;F&quot;&amp;TEXT([#REF!] + 4;0));&quot;&quot;)">
            <text:p/>
          </table:table-cell>
          <table:table-cell table:style-name="ce33" table:formula="of:= IF([.D2] = &quot;&quot;; &quot;&quot;; IF(ISNUMBER(INDIRECT([#REF!]&amp;&quot;G&quot;&amp;TEXT([#REF!] + 4;0))); INDIRECT([#REF!]&amp;&quot;G&quot;&amp;TEXT([#REF!] + 4;0)); &quot;&quot;))">
            <text:p/>
          </table:table-cell>
          <table:table-cell table:style-name="ce22" table:formula="of:= IF(ISNUMBER([#REF!]); INDIRECT([#REF!]&amp;&quot;F&quot;&amp;TEXT([#REF!] + 4;0));&quot;&quot;)">
            <text:p/>
          </table:table-cell>
          <table:table-cell table:style-name="ce33" table:formula="of:= IF([.F2] = &quot;&quot;; &quot;&quot;; IF(ISNUMBER(INDIRECT([#REF!]&amp;&quot;G&quot;&amp;TEXT([#REF!] + 4;0))); INDIRECT([#REF!]&amp;&quot;G&quot;&amp;TEXT([#REF!] + 4;0)); &quot;&quot;))">
            <text:p/>
          </table:table-cell>
          <table:table-cell table:style-name="ce22" table:formula="of:= IF(ISNUMBER([#REF!]); INDIRECT([#REF!]&amp;&quot;F&quot;&amp;TEXT([#REF!] + 4;0));&quot;&quot;)">
            <text:p/>
          </table:table-cell>
          <table:table-cell table:style-name="ce33" table:formula="of:= IF([.H2] = &quot;&quot;; &quot;&quot;; IF(ISNUMBER(INDIRECT([#REF!]&amp;&quot;G&quot;&amp;TEXT([#REF!] + 4;0))); INDIRECT([#REF!]&amp;&quot;G&quot;&amp;TEXT([#REF!] + 4;0)); &quot;&quot;))">
            <text:p/>
          </table:table-cell>
          <table:table-cell table:style-name="ce22" table:formula="of:= IF(ISNUMBER([#REF!]); INDIRECT([#REF!]&amp;&quot;F&quot;&amp;TEXT([#REF!] + 4;0));&quot;&quot;)">
            <text:p/>
          </table:table-cell>
          <table:table-cell table:style-name="ce33" table:formula="of:= IF([.J2] = &quot;&quot;; &quot;&quot;; IF(ISNUMBER(INDIRECT([#REF!]&amp;&quot;G&quot;&amp;TEXT([#REF!] + 4;0))); INDIRECT([#REF!]&amp;&quot;G&quot;&amp;TEXT([#REF!] + 4;0)); &quot;&quot;))">
            <text:p/>
          </table:table-cell>
          <table:table-cell table:style-name="ce44" table:formula="of:= IF(COUNT([.C2];[.E2];[.G2];[.I2];[.K2]) &gt; 0; SUM([.C2];[.E2];[.G2];[.I2];[.K2]) - IF(COUNT([.C2];[.E2];[.G2];[.I2];[.K2]) &gt; 3; MIN([.C2];[.E2];[.G2];[.I2];[.K2]); 0) - IF(COUNT([.C2];[.E2];[.G2];[.I2];[.K2]) = 5; QUARTILE([.C2]~[.E2]~[.G2]~[.I2]~[.K2];1); 0); &quot;&quot;)">
            <text:p/>
          </table:table-cell>
          <table:table-cell table:style-name="ce357" table:number-columns-repeated="982"/>
        </table:table-row>
        <table:table-row table:style-name="ro2">
          <table:table-cell table:style-name="ce10"/>
          <table:table-cell table:style-name="ce26" table:formula="of:= IF(ISNUMBER([#REF!]); INDIRECT([#REF!]&amp;&quot;F&quot;&amp;TEXT([#REF!] + 4;0));&quot;&quot;)">
            <text:p/>
          </table:table-cell>
          <table:table-cell table:style-name="ce35" table:formula="of:= IF([.B3] = &quot;&quot;; &quot;&quot;; IF(ISNUMBER(INDIRECT([#REF!]&amp;&quot;G&quot;&amp;TEXT([#REF!] + 4;0))); INDIRECT([#REF!]&amp;&quot;G&quot;&amp;TEXT([#REF!] + 4;0)); &quot;&quot;))">
            <text:p/>
          </table:table-cell>
          <table:table-cell table:style-name="ce26" table:formula="of:= IF(ISNUMBER([#REF!]); INDIRECT([#REF!]&amp;&quot;F&quot;&amp;TEXT([#REF!] + 4;0));&quot;&quot;)">
            <text:p/>
          </table:table-cell>
          <table:table-cell table:style-name="ce35" table:formula="of:= IF([.D3] = &quot;&quot;; &quot;&quot;; IF(ISNUMBER(INDIRECT([#REF!]&amp;&quot;G&quot;&amp;TEXT([#REF!] + 4;0))); INDIRECT([#REF!]&amp;&quot;G&quot;&amp;TEXT([#REF!] + 4;0)); &quot;&quot;))">
            <text:p/>
          </table:table-cell>
          <table:table-cell table:style-name="ce26" table:formula="of:= IF(ISNUMBER([#REF!]); INDIRECT([#REF!]&amp;&quot;F&quot;&amp;TEXT([#REF!] + 4;0));&quot;&quot;)">
            <text:p/>
          </table:table-cell>
          <table:table-cell table:style-name="ce35" table:formula="of:= IF([.F3] = &quot;&quot;; &quot;&quot;; IF(ISNUMBER(INDIRECT([#REF!]&amp;&quot;G&quot;&amp;TEXT([#REF!] + 4;0))); INDIRECT([#REF!]&amp;&quot;G&quot;&amp;TEXT([#REF!] + 4;0)); &quot;&quot;))">
            <text:p/>
          </table:table-cell>
          <table:table-cell table:style-name="ce26" table:formula="of:= IF(ISNUMBER([#REF!]); INDIRECT([#REF!]&amp;&quot;F&quot;&amp;TEXT([#REF!] + 4;0));&quot;&quot;)">
            <text:p/>
          </table:table-cell>
          <table:table-cell table:style-name="ce35" table:formula="of:= IF([.H3] = &quot;&quot;; &quot;&quot;; IF(ISNUMBER(INDIRECT([#REF!]&amp;&quot;G&quot;&amp;TEXT([#REF!] + 4;0))); INDIRECT([#REF!]&amp;&quot;G&quot;&amp;TEXT([#REF!] + 4;0)); &quot;&quot;))">
            <text:p/>
          </table:table-cell>
          <table:table-cell table:style-name="ce26" table:formula="of:= IF(ISNUMBER([#REF!]); INDIRECT([#REF!]&amp;&quot;F&quot;&amp;TEXT([#REF!] + 4;0));&quot;&quot;)">
            <text:p/>
          </table:table-cell>
          <table:table-cell table:style-name="ce35" table:formula="of:= IF([.J3] = &quot;&quot;; &quot;&quot;; IF(ISNUMBER(INDIRECT([#REF!]&amp;&quot;G&quot;&amp;TEXT([#REF!] + 4;0))); INDIRECT([#REF!]&amp;&quot;G&quot;&amp;TEXT([#REF!] + 4;0)); &quot;&quot;))">
            <text:p/>
          </table:table-cell>
          <table:table-cell table:style-name="ce45" table:formula="of:= IF(COUNT([.C3];[.E3];[.G3];[.I3];[.K3]) &gt; 0; SUM([.C3];[.E3];[.G3];[.I3];[.K3]) - IF(COUNT([.C3];[.E3];[.G3];[.I3];[.K3]) &gt; 3; MIN([.C3];[.E3];[.G3];[.I3];[.K3]); 0) - IF(COUNT([.C3];[.E3];[.G3];[.I3];[.K3]) = 5; QUARTILE([.C3]~[.E3]~[.G3]~[.I3]~[.K3];1); 0); &quot;&quot;)">
            <text:p/>
          </table:table-cell>
          <table:table-cell table:style-name="ce357" table:number-columns-repeated="982"/>
        </table:table-row>
        <table:table-row table:style-name="ro2">
          <table:table-cell table:style-name="ce10"/>
          <table:table-cell table:style-name="ce26" table:formula="of:= IF(ISNUMBER([#REF!]); INDIRECT([#REF!]&amp;&quot;F&quot;&amp;TEXT([#REF!] + 4;0));&quot;&quot;)">
            <text:p/>
          </table:table-cell>
          <table:table-cell table:style-name="ce35" table:formula="of:= IF([.B4] = &quot;&quot;; &quot;&quot;; IF(ISNUMBER(INDIRECT([#REF!]&amp;&quot;G&quot;&amp;TEXT([#REF!] + 4;0))); INDIRECT([#REF!]&amp;&quot;G&quot;&amp;TEXT([#REF!] + 4;0)); &quot;&quot;))">
            <text:p/>
          </table:table-cell>
          <table:table-cell table:style-name="ce26" table:formula="of:= IF(ISNUMBER([#REF!]); INDIRECT([#REF!]&amp;&quot;F&quot;&amp;TEXT([#REF!] + 4;0));&quot;&quot;)">
            <text:p/>
          </table:table-cell>
          <table:table-cell table:style-name="ce35" table:formula="of:= IF([.D4] = &quot;&quot;; &quot;&quot;; IF(ISNUMBER(INDIRECT([#REF!]&amp;&quot;G&quot;&amp;TEXT([#REF!] + 4;0))); INDIRECT([#REF!]&amp;&quot;G&quot;&amp;TEXT([#REF!] + 4;0)); &quot;&quot;))">
            <text:p/>
          </table:table-cell>
          <table:table-cell table:style-name="ce26" table:formula="of:= IF(ISNUMBER([#REF!]); INDIRECT([#REF!]&amp;&quot;F&quot;&amp;TEXT([#REF!] + 4;0));&quot;&quot;)">
            <text:p/>
          </table:table-cell>
          <table:table-cell table:style-name="ce35" table:formula="of:= IF([.F4] = &quot;&quot;; &quot;&quot;; IF(ISNUMBER(INDIRECT([#REF!]&amp;&quot;G&quot;&amp;TEXT([#REF!] + 4;0))); INDIRECT([#REF!]&amp;&quot;G&quot;&amp;TEXT([#REF!] + 4;0)); &quot;&quot;))">
            <text:p/>
          </table:table-cell>
          <table:table-cell table:style-name="ce26" table:formula="of:= IF(ISNUMBER([#REF!]); INDIRECT([#REF!]&amp;&quot;F&quot;&amp;TEXT([#REF!] + 4;0));&quot;&quot;)">
            <text:p/>
          </table:table-cell>
          <table:table-cell table:style-name="ce35" table:formula="of:= IF([.H4] = &quot;&quot;; &quot;&quot;; IF(ISNUMBER(INDIRECT([#REF!]&amp;&quot;G&quot;&amp;TEXT([#REF!] + 4;0))); INDIRECT([#REF!]&amp;&quot;G&quot;&amp;TEXT([#REF!] + 4;0)); &quot;&quot;))">
            <text:p/>
          </table:table-cell>
          <table:table-cell table:style-name="ce26" table:formula="of:= IF(ISNUMBER([#REF!]); INDIRECT([#REF!]&amp;&quot;F&quot;&amp;TEXT([#REF!] + 4;0));&quot;&quot;)">
            <text:p/>
          </table:table-cell>
          <table:table-cell table:style-name="ce35" table:formula="of:= IF([.J4] = &quot;&quot;; &quot;&quot;; IF(ISNUMBER(INDIRECT([#REF!]&amp;&quot;G&quot;&amp;TEXT([#REF!] + 4;0))); INDIRECT([#REF!]&amp;&quot;G&quot;&amp;TEXT([#REF!] + 4;0)); &quot;&quot;))">
            <text:p/>
          </table:table-cell>
          <table:table-cell table:style-name="ce45" table:formula="of:= IF(COUNT([.C4];[.E4];[.G4];[.I4];[.K4]) &gt; 0; SUM([.C4];[.E4];[.G4];[.I4];[.K4]) - IF(COUNT([.C4];[.E4];[.G4];[.I4];[.K4]) &gt; 3; MIN([.C4];[.E4];[.G4];[.I4];[.K4]); 0) - IF(COUNT([.C4];[.E4];[.G4];[.I4];[.K4]) = 5; QUARTILE([.C4]~[.E4]~[.G4]~[.I4]~[.K4];1); 0); &quot;&quot;)">
            <text:p/>
          </table:table-cell>
          <table:table-cell table:style-name="ce357" table:number-columns-repeated="982"/>
        </table:table-row>
        <table:table-row table:style-name="ro2">
          <table:table-cell table:style-name="ce15"/>
          <table:table-cell table:style-name="ce27" table:formula="of:= IF(ISNUMBER([#REF!]); INDIRECT([#REF!]&amp;&quot;F&quot;&amp;TEXT([#REF!] + 4;0));&quot;&quot;)">
            <text:p/>
          </table:table-cell>
          <table:table-cell table:style-name="ce36" table:formula="of:= IF([.B5] = &quot;&quot;; &quot;&quot;; IF(ISNUMBER(INDIRECT([#REF!]&amp;&quot;G&quot;&amp;TEXT([#REF!] + 4;0))); INDIRECT([#REF!]&amp;&quot;G&quot;&amp;TEXT([#REF!] + 4;0)); &quot;&quot;))">
            <text:p/>
          </table:table-cell>
          <table:table-cell table:style-name="ce27" table:formula="of:= IF(ISNUMBER([#REF!]); INDIRECT([#REF!]&amp;&quot;F&quot;&amp;TEXT([#REF!] + 4;0));&quot;&quot;)">
            <text:p/>
          </table:table-cell>
          <table:table-cell table:style-name="ce36" table:formula="of:= IF([.D5] = &quot;&quot;; &quot;&quot;; IF(ISNUMBER(INDIRECT([#REF!]&amp;&quot;G&quot;&amp;TEXT([#REF!] + 4;0))); INDIRECT([#REF!]&amp;&quot;G&quot;&amp;TEXT([#REF!] + 4;0)); &quot;&quot;))">
            <text:p/>
          </table:table-cell>
          <table:table-cell table:style-name="ce27" table:formula="of:= IF(ISNUMBER([#REF!]); INDIRECT([#REF!]&amp;&quot;F&quot;&amp;TEXT([#REF!] + 4;0));&quot;&quot;)">
            <text:p/>
          </table:table-cell>
          <table:table-cell table:style-name="ce36" table:formula="of:= IF([.F5] = &quot;&quot;; &quot;&quot;; IF(ISNUMBER(INDIRECT([#REF!]&amp;&quot;G&quot;&amp;TEXT([#REF!] + 4;0))); INDIRECT([#REF!]&amp;&quot;G&quot;&amp;TEXT([#REF!] + 4;0)); &quot;&quot;))">
            <text:p/>
          </table:table-cell>
          <table:table-cell table:style-name="ce27" table:formula="of:= IF(ISNUMBER([#REF!]); INDIRECT([#REF!]&amp;&quot;F&quot;&amp;TEXT([#REF!] + 4;0));&quot;&quot;)">
            <text:p/>
          </table:table-cell>
          <table:table-cell table:style-name="ce36" table:formula="of:= IF([.H5] = &quot;&quot;; &quot;&quot;; IF(ISNUMBER(INDIRECT([#REF!]&amp;&quot;G&quot;&amp;TEXT([#REF!] + 4;0))); INDIRECT([#REF!]&amp;&quot;G&quot;&amp;TEXT([#REF!] + 4;0)); &quot;&quot;))">
            <text:p/>
          </table:table-cell>
          <table:table-cell table:style-name="ce27" table:formula="of:= IF(ISNUMBER([#REF!]); INDIRECT([#REF!]&amp;&quot;F&quot;&amp;TEXT([#REF!] + 4;0));&quot;&quot;)">
            <text:p/>
          </table:table-cell>
          <table:table-cell table:style-name="ce36" table:formula="of:= IF([.J5] = &quot;&quot;; &quot;&quot;; IF(ISNUMBER(INDIRECT([#REF!]&amp;&quot;G&quot;&amp;TEXT([#REF!] + 4;0))); INDIRECT([#REF!]&amp;&quot;G&quot;&amp;TEXT([#REF!] + 4;0)); &quot;&quot;))">
            <text:p/>
          </table:table-cell>
          <table:table-cell table:style-name="ce46" table:formula="of:= IF(COUNT([.C5];[.E5];[.G5];[.I5];[.K5]) &gt; 0; SUM([.C5];[.E5];[.G5];[.I5];[.K5]) - IF(COUNT([.C5];[.E5];[.G5];[.I5];[.K5]) &gt; 3; MIN([.C5];[.E5];[.G5];[.I5];[.K5]); 0) - IF(COUNT([.C5];[.E5];[.G5];[.I5];[.K5]) = 5; QUARTILE([.C5]~[.E5]~[.G5]~[.I5]~[.K5];1); 0); &quot;&quot;)">
            <text:p/>
          </table:table-cell>
          <table:table-cell table:style-name="ce357" table:number-columns-repeated="982"/>
        </table:table-row>
        <table:table-row table:style-name="ro2">
          <table:table-cell table:style-name="ce10"/>
          <table:table-cell table:style-name="ce26" table:formula="of:= IF(ISNUMBER([#REF!]); INDIRECT([#REF!]&amp;&quot;F&quot;&amp;TEXT([#REF!] + 4;0));&quot;&quot;)">
            <text:p/>
          </table:table-cell>
          <table:table-cell table:style-name="ce35" table:formula="of:= IF([.B6] = &quot;&quot;; &quot;&quot;; IF(ISNUMBER(INDIRECT([#REF!]&amp;&quot;G&quot;&amp;TEXT([#REF!] + 4;0))); INDIRECT([#REF!]&amp;&quot;G&quot;&amp;TEXT([#REF!] + 4;0)); &quot;&quot;))">
            <text:p/>
          </table:table-cell>
          <table:table-cell table:style-name="ce26" table:formula="of:= IF(ISNUMBER([#REF!]); INDIRECT([#REF!]&amp;&quot;F&quot;&amp;TEXT([#REF!] + 4;0));&quot;&quot;)">
            <text:p/>
          </table:table-cell>
          <table:table-cell table:style-name="ce35" table:formula="of:= IF([.D6] = &quot;&quot;; &quot;&quot;; IF(ISNUMBER(INDIRECT([#REF!]&amp;&quot;G&quot;&amp;TEXT([#REF!] + 4;0))); INDIRECT([#REF!]&amp;&quot;G&quot;&amp;TEXT([#REF!] + 4;0)); &quot;&quot;))">
            <text:p/>
          </table:table-cell>
          <table:table-cell table:style-name="ce26" table:formula="of:= IF(ISNUMBER([#REF!]); INDIRECT([#REF!]&amp;&quot;F&quot;&amp;TEXT([#REF!] + 4;0));&quot;&quot;)">
            <text:p/>
          </table:table-cell>
          <table:table-cell table:style-name="ce35" table:formula="of:= IF([.F6] = &quot;&quot;; &quot;&quot;; IF(ISNUMBER(INDIRECT([#REF!]&amp;&quot;G&quot;&amp;TEXT([#REF!] + 4;0))); INDIRECT([#REF!]&amp;&quot;G&quot;&amp;TEXT([#REF!] + 4;0)); &quot;&quot;))">
            <text:p/>
          </table:table-cell>
          <table:table-cell table:style-name="ce26" table:formula="of:= IF(ISNUMBER([#REF!]); INDIRECT([#REF!]&amp;&quot;F&quot;&amp;TEXT([#REF!] + 4;0));&quot;&quot;)">
            <text:p/>
          </table:table-cell>
          <table:table-cell table:style-name="ce35" table:formula="of:= IF([.H6] = &quot;&quot;; &quot;&quot;; IF(ISNUMBER(INDIRECT([#REF!]&amp;&quot;G&quot;&amp;TEXT([#REF!] + 4;0))); INDIRECT([#REF!]&amp;&quot;G&quot;&amp;TEXT([#REF!] + 4;0)); &quot;&quot;))">
            <text:p/>
          </table:table-cell>
          <table:table-cell table:style-name="ce26" table:formula="of:= IF(ISNUMBER([#REF!]); INDIRECT([#REF!]&amp;&quot;F&quot;&amp;TEXT([#REF!] + 4;0));&quot;&quot;)">
            <text:p/>
          </table:table-cell>
          <table:table-cell table:style-name="ce35" table:formula="of:= IF([.J6] = &quot;&quot;; &quot;&quot;; IF(ISNUMBER(INDIRECT([#REF!]&amp;&quot;G&quot;&amp;TEXT([#REF!] + 4;0))); INDIRECT([#REF!]&amp;&quot;G&quot;&amp;TEXT([#REF!] + 4;0)); &quot;&quot;))">
            <text:p/>
          </table:table-cell>
          <table:table-cell table:style-name="ce45" table:formula="of:= IF(COUNT([.C6];[.E6];[.G6];[.I6];[.K6]) &gt; 0; SUM([.C6];[.E6];[.G6];[.I6];[.K6]) - IF(COUNT([.C6];[.E6];[.G6];[.I6];[.K6]) &gt; 3; MIN([.C6];[.E6];[.G6];[.I6];[.K6]); 0) - IF(COUNT([.C6];[.E6];[.G6];[.I6];[.K6]) = 5; QUARTILE([.C6]~[.E6]~[.G6]~[.I6]~[.K6];1); 0); &quot;&quot;)">
            <text:p/>
          </table:table-cell>
          <table:table-cell table:style-name="ce357" table:number-columns-repeated="982"/>
        </table:table-row>
        <table:table-row table:style-name="ro2">
          <table:table-cell table:style-name="ce10"/>
          <table:table-cell table:style-name="ce26" table:formula="of:= IF(ISNUMBER([#REF!]); INDIRECT([#REF!]&amp;&quot;F&quot;&amp;TEXT([#REF!] + 4;0));&quot;&quot;)">
            <text:p/>
          </table:table-cell>
          <table:table-cell table:style-name="ce35" table:formula="of:= IF([.B7] = &quot;&quot;; &quot;&quot;; IF(ISNUMBER(INDIRECT([#REF!]&amp;&quot;G&quot;&amp;TEXT([#REF!] + 4;0))); INDIRECT([#REF!]&amp;&quot;G&quot;&amp;TEXT([#REF!] + 4;0)); &quot;&quot;))">
            <text:p/>
          </table:table-cell>
          <table:table-cell table:style-name="ce26" table:formula="of:= IF(ISNUMBER([#REF!]); INDIRECT([#REF!]&amp;&quot;F&quot;&amp;TEXT([#REF!] + 4;0));&quot;&quot;)">
            <text:p/>
          </table:table-cell>
          <table:table-cell table:style-name="ce35" table:formula="of:= IF([.D7] = &quot;&quot;; &quot;&quot;; IF(ISNUMBER(INDIRECT([#REF!]&amp;&quot;G&quot;&amp;TEXT([#REF!] + 4;0))); INDIRECT([#REF!]&amp;&quot;G&quot;&amp;TEXT([#REF!] + 4;0)); &quot;&quot;))">
            <text:p/>
          </table:table-cell>
          <table:table-cell table:style-name="ce26" table:formula="of:= IF(ISNUMBER([#REF!]); INDIRECT([#REF!]&amp;&quot;F&quot;&amp;TEXT([#REF!] + 4;0));&quot;&quot;)">
            <text:p/>
          </table:table-cell>
          <table:table-cell table:style-name="ce35" table:formula="of:= IF([.F7] = &quot;&quot;; &quot;&quot;; IF(ISNUMBER(INDIRECT([#REF!]&amp;&quot;G&quot;&amp;TEXT([#REF!] + 4;0))); INDIRECT([#REF!]&amp;&quot;G&quot;&amp;TEXT([#REF!] + 4;0)); &quot;&quot;))">
            <text:p/>
          </table:table-cell>
          <table:table-cell table:style-name="ce26" table:formula="of:= IF(ISNUMBER([#REF!]); INDIRECT([#REF!]&amp;&quot;F&quot;&amp;TEXT([#REF!] + 4;0));&quot;&quot;)">
            <text:p/>
          </table:table-cell>
          <table:table-cell table:style-name="ce35" table:formula="of:= IF([.H7] = &quot;&quot;; &quot;&quot;; IF(ISNUMBER(INDIRECT([#REF!]&amp;&quot;G&quot;&amp;TEXT([#REF!] + 4;0))); INDIRECT([#REF!]&amp;&quot;G&quot;&amp;TEXT([#REF!] + 4;0)); &quot;&quot;))">
            <text:p/>
          </table:table-cell>
          <table:table-cell table:style-name="ce26" table:formula="of:= IF(ISNUMBER([#REF!]); INDIRECT([#REF!]&amp;&quot;F&quot;&amp;TEXT([#REF!] + 4;0));&quot;&quot;)">
            <text:p/>
          </table:table-cell>
          <table:table-cell table:style-name="ce35" table:formula="of:= IF([.J7] = &quot;&quot;; &quot;&quot;; IF(ISNUMBER(INDIRECT([#REF!]&amp;&quot;G&quot;&amp;TEXT([#REF!] + 4;0))); INDIRECT([#REF!]&amp;&quot;G&quot;&amp;TEXT([#REF!] + 4;0)); &quot;&quot;))">
            <text:p/>
          </table:table-cell>
          <table:table-cell table:style-name="ce45" table:formula="of:= IF(COUNT([.C7];[.E7];[.G7];[.I7];[.K7]) &gt; 0; SUM([.C7];[.E7];[.G7];[.I7];[.K7]) - IF(COUNT([.C7];[.E7];[.G7];[.I7];[.K7]) &gt; 3; MIN([.C7];[.E7];[.G7];[.I7];[.K7]); 0) - IF(COUNT([.C7];[.E7];[.G7];[.I7];[.K7]) = 5; QUARTILE([.C7]~[.E7]~[.G7]~[.I7]~[.K7];1); 0); &quot;&quot;)">
            <text:p/>
          </table:table-cell>
          <table:table-cell table:style-name="ce357" table:number-columns-repeated="982"/>
        </table:table-row>
        <table:table-row table:style-name="ro2">
          <table:table-cell table:style-name="ce10"/>
          <table:table-cell table:style-name="ce26" table:formula="of:= IF(ISNUMBER([#REF!]); INDIRECT([#REF!]&amp;&quot;F&quot;&amp;TEXT([#REF!] + 4;0));&quot;&quot;)">
            <text:p/>
          </table:table-cell>
          <table:table-cell table:style-name="ce35" table:formula="of:= IF([.B8] = &quot;&quot;; &quot;&quot;; IF(ISNUMBER(INDIRECT([#REF!]&amp;&quot;G&quot;&amp;TEXT([#REF!] + 4;0))); INDIRECT([#REF!]&amp;&quot;G&quot;&amp;TEXT([#REF!] + 4;0)); &quot;&quot;))">
            <text:p/>
          </table:table-cell>
          <table:table-cell table:style-name="ce26" table:formula="of:= IF(ISNUMBER([#REF!]); INDIRECT([#REF!]&amp;&quot;F&quot;&amp;TEXT([#REF!] + 4;0));&quot;&quot;)">
            <text:p/>
          </table:table-cell>
          <table:table-cell table:style-name="ce35" table:formula="of:= IF([.D8] = &quot;&quot;; &quot;&quot;; IF(ISNUMBER(INDIRECT([#REF!]&amp;&quot;G&quot;&amp;TEXT([#REF!] + 4;0))); INDIRECT([#REF!]&amp;&quot;G&quot;&amp;TEXT([#REF!] + 4;0)); &quot;&quot;))">
            <text:p/>
          </table:table-cell>
          <table:table-cell table:style-name="ce26" table:formula="of:= IF(ISNUMBER([#REF!]); INDIRECT([#REF!]&amp;&quot;F&quot;&amp;TEXT([#REF!] + 4;0));&quot;&quot;)">
            <text:p/>
          </table:table-cell>
          <table:table-cell table:style-name="ce35" table:formula="of:= IF([.F8] = &quot;&quot;; &quot;&quot;; IF(ISNUMBER(INDIRECT([#REF!]&amp;&quot;G&quot;&amp;TEXT([#REF!] + 4;0))); INDIRECT([#REF!]&amp;&quot;G&quot;&amp;TEXT([#REF!] + 4;0)); &quot;&quot;))">
            <text:p/>
          </table:table-cell>
          <table:table-cell table:style-name="ce26" table:formula="of:= IF(ISNUMBER([#REF!]); INDIRECT([#REF!]&amp;&quot;F&quot;&amp;TEXT([#REF!] + 4;0));&quot;&quot;)">
            <text:p/>
          </table:table-cell>
          <table:table-cell table:style-name="ce35" table:formula="of:= IF([.H8] = &quot;&quot;; &quot;&quot;; IF(ISNUMBER(INDIRECT([#REF!]&amp;&quot;G&quot;&amp;TEXT([#REF!] + 4;0))); INDIRECT([#REF!]&amp;&quot;G&quot;&amp;TEXT([#REF!] + 4;0)); &quot;&quot;))">
            <text:p/>
          </table:table-cell>
          <table:table-cell table:style-name="ce26" table:formula="of:= IF(ISNUMBER([#REF!]); INDIRECT([#REF!]&amp;&quot;F&quot;&amp;TEXT([#REF!] + 4;0));&quot;&quot;)">
            <text:p/>
          </table:table-cell>
          <table:table-cell table:style-name="ce35" table:formula="of:= IF([.J8] = &quot;&quot;; &quot;&quot;; IF(ISNUMBER(INDIRECT([#REF!]&amp;&quot;G&quot;&amp;TEXT([#REF!] + 4;0))); INDIRECT([#REF!]&amp;&quot;G&quot;&amp;TEXT([#REF!] + 4;0)); &quot;&quot;))">
            <text:p/>
          </table:table-cell>
          <table:table-cell table:style-name="ce45" table:formula="of:= IF(COUNT([.C8];[.E8];[.G8];[.I8];[.K8]) &gt; 0; SUM([.C8];[.E8];[.G8];[.I8];[.K8]) - IF(COUNT([.C8];[.E8];[.G8];[.I8];[.K8]) &gt; 3; MIN([.C8];[.E8];[.G8];[.I8];[.K8]); 0) - IF(COUNT([.C8];[.E8];[.G8];[.I8];[.K8]) = 5; QUARTILE([.C8]~[.E8]~[.G8]~[.I8]~[.K8];1); 0); &quot;&quot;)">
            <text:p/>
          </table:table-cell>
          <table:table-cell table:style-name="ce357" table:number-columns-repeated="982"/>
        </table:table-row>
        <table:table-row table:style-name="ro2">
          <table:table-cell table:style-name="ce16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47"/>
          <table:table-cell table:style-name="ce357" table:number-columns-repeated="982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84"/>
        </table:table-row>
        <table:table-row table:style-name="ro1" table:number-rows-repeated="16">
          <table:table-cell table:number-columns-repeated="994"/>
        </table:table-row>
        <table:table-row table:style-name="ro1">
          <table:table-cell table:style-name="Default"/>
          <table:table-cell table:number-columns-repeated="993"/>
        </table:table-row>
        <table:table-row table:style-name="ro1" table:number-rows-repeated="1048547">
          <table:table-cell table:number-columns-repeated="994"/>
        </table:table-row>
        <table:table-row table:style-name="ro1">
          <table:table-cell table:number-columns-repeated="994"/>
        </table:table-row>
      </table:table>
      <table:table table:name="BlockX" table:style-name="ta2">
        <office:forms form:automatic-focus="false" form:apply-design-mode="false"/>
        <table:table-column table:style-name="co2" table:number-columns-repeated="2" table:default-cell-style-name="ce117"/>
        <table:table-column table:style-name="co6" table:default-cell-style-name="ce117"/>
        <table:table-column table:style-name="co7" table:default-cell-style-name="ce117"/>
        <table:table-column table:style-name="co2" table:default-cell-style-name="ce117"/>
        <table:table-column table:style-name="co2" table:default-cell-style-name="Default"/>
        <table:table-column table:style-name="co7" table:number-columns-repeated="3" table:default-cell-style-name="ce214"/>
        <table:table-column table:style-name="co7" table:default-cell-style-name="ce117"/>
        <table:table-column table:style-name="co7" table:number-columns-repeated="3" table:default-cell-style-name="ce214"/>
        <table:table-column table:style-name="co7" table:default-cell-style-name="ce117"/>
        <table:table-column table:style-name="co7" table:number-columns-repeated="3" table:default-cell-style-name="ce214"/>
        <table:table-column table:style-name="co7" table:default-cell-style-name="ce117"/>
        <table:table-column table:style-name="co7" table:default-cell-style-name="ce214"/>
        <table:table-column table:style-name="co7" table:default-cell-style-name="ce117"/>
        <table:table-column table:style-name="co7" table:number-columns-repeated="3" table:default-cell-style-name="ce214"/>
        <table:table-column table:style-name="co7" table:default-cell-style-name="ce117"/>
        <table:table-column table:style-name="co8" table:default-cell-style-name="Default"/>
        <table:table-column table:style-name="co4" table:number-columns-repeated="33" table:default-cell-style-name="Default"/>
        <table:table-row table:style-name="ro3">
          <table:table-cell table:style-name="ce357" table:number-columns-repeated="4"/>
          <table:table-cell table:style-name="ce5"/>
          <table:table-cell table:style-name="ce58"/>
          <table:table-cell table:style-name="ce63" office:value-type="float" office:value="5" calcext:value-type="float">
            <text:p>+5</text:p>
          </table:table-cell>
          <table:table-cell table:style-name="ce75" office:value-type="float" office:value="3" calcext:value-type="float">
            <text:p>+3</text:p>
          </table:table-cell>
          <table:table-cell table:style-name="ce75" office:value-type="float" office:value="1" calcext:value-type="float">
            <text:p>+1</text:p>
          </table:table-cell>
          <table:table-cell table:style-name="ce82"/>
          <table:table-cell table:style-name="ce88" office:value-type="float" office:value="3" calcext:value-type="float">
            <text:p>+3</text:p>
          </table:table-cell>
          <table:table-cell table:style-name="ce63" office:value-type="float" office:value="5" calcext:value-type="float">
            <text:p>+5</text:p>
          </table:table-cell>
          <table:table-cell table:style-name="ce88" office:value-type="float" office:value="1" calcext:value-type="float">
            <text:p>+1</text:p>
          </table:table-cell>
          <table:table-cell table:style-name="ce93"/>
          <table:table-cell table:style-name="ce88" office:value-type="float" office:value="2" calcext:value-type="float">
            <text:p>+2</text:p>
          </table:table-cell>
          <table:table-cell table:style-name="ce88" office:value-type="float" office:value="1" calcext:value-type="float">
            <text:p>+1</text:p>
          </table:table-cell>
          <table:table-cell table:style-name="ce63" office:value-type="float" office:value="5" calcext:value-type="float">
            <text:p>+5</text:p>
          </table:table-cell>
          <table:table-cell table:style-name="ce82"/>
          <table:table-cell table:style-name="ce88" office:value-type="float" office:value="3" calcext:value-type="float">
            <text:p>+3</text:p>
          </table:table-cell>
          <table:table-cell table:style-name="ce82"/>
          <table:table-cell table:number-columns-repeated="2" table:style-name="ce88" office:value-type="float" office:value="-3" calcext:value-type="float">
            <text:p>-3</text:p>
          </table:table-cell>
          <table:table-cell table:style-name="ce63" office:value-type="float" office:value="-5" calcext:value-type="float">
            <text:p>-5</text:p>
          </table:table-cell>
          <table:table-cell table:style-name="ce82"/>
          <table:table-cell table:number-columns-repeated="34"/>
        </table:table-row>
        <table:table-row table:style-name="ro3">
          <table:table-cell table:style-name="ce2" office:value-type="string" calcext:value-type="string" table:number-columns-spanned="3" table:number-rows-spanned="1">
            <text:p>Team</text:p>
          </table:table-cell>
          <table:covered-table-cell table:style-name="ce11"/>
          <table:covered-table-cell table:style-name="ce19"/>
          <table:table-cell table:style-name="ce30" office:value-type="string" calcext:value-type="string" table:number-columns-spanned="3" table:number-rows-spanned="1">
            <text:p>Auswertung</text:p>
          </table:table-cell>
          <table:covered-table-cell table:style-name="ce11"/>
          <table:covered-table-cell table:style-name="ce19"/>
          <table:table-cell table:style-name="ce201" office:value-type="string" calcext:value-type="string" table:number-columns-spanned="4" table:number-rows-spanned="1">
            <text:p>Schafe</text:p>
            <text:p><text:span text:style-name="T1">(Zylinder)</text:span></text:p>
          </table:table-cell>
          <table:covered-table-cell table:number-columns-repeated="2" table:style-name="ce213"/>
          <table:covered-table-cell table:style-name="ce244"/>
          <table:table-cell table:style-name="ce258" office:value-type="string" calcext:value-type="string" table:number-columns-spanned="4" table:number-rows-spanned="1">
            <text:p>Rohstoffe</text:p>
            <text:p><text:span text:style-name="T1">(Tennisbälle)</text:span></text:p>
          </table:table-cell>
          <table:covered-table-cell table:number-columns-repeated="2" table:style-name="ce213"/>
          <table:covered-table-cell table:style-name="ce244"/>
          <table:table-cell table:style-name="ce264" office:value-type="string" calcext:value-type="string" table:number-columns-spanned="4" table:number-rows-spanned="1">
            <text:p>Müll</text:p>
            <text:p><text:span text:style-name="T1">(Softbälle)</text:span></text:p>
          </table:table-cell>
          <table:covered-table-cell table:number-columns-repeated="2" table:style-name="ce213"/>
          <table:covered-table-cell table:style-name="ce244"/>
          <table:table-cell table:style-name="ce265" office:value-type="string" calcext:value-type="string" table:number-columns-spanned="2" table:number-rows-spanned="1">
            <text:p>Taster</text:p>
          </table:table-cell>
          <table:covered-table-cell table:style-name="ce244"/>
          <table:table-cell table:style-name="ce269" office:value-type="string" calcext:value-type="string" table:number-columns-spanned="4" table:number-rows-spanned="1">
            <text:p>Strafen</text:p>
          </table:table-cell>
          <table:covered-table-cell table:number-columns-repeated="2" table:style-name="ce213"/>
          <table:covered-table-cell table:style-name="ce244"/>
          <table:table-cell table:number-columns-repeated="34"/>
        </table:table-row>
        <table:table-row table:style-name="ro2">
          <table:table-cell table:style-name="ce3" office:value-type="string" calcext:value-type="string">
            <text:p>Start-</text:p>
            <text:p>Nr.</text:p>
          </table:table-cell>
          <table:table-cell table:style-name="ce12" office:value-type="string" calcext:value-type="string">
            <text:p>Pkt.</text:p>
          </table:table-cell>
          <table:table-cell table:style-name="ce20" office:value-type="string" calcext:value-type="string">
            <text:p>Name</text:p>
          </table:table-cell>
          <table:table-cell table:style-name="ce32" office:value-type="string" calcext:value-type="string">
            <text:p>Spiel</text:p>
          </table:table-cell>
          <table:table-cell table:style-name="ce41" office:value-type="string" calcext:value-type="string">
            <text:p>Zeit</text:p>
          </table:table-cell>
          <table:table-cell table:style-name="ce59" office:value-type="string" calcext:value-type="string">
            <text:p>Pkt.</text:p>
          </table:table-cell>
          <table:table-cell table:style-name="ce66" office:value-type="string" calcext:value-type="string">
            <text:p>Mitte</text:p>
          </table:table-cell>
          <table:table-cell table:style-name="ce77" office:value-type="string" calcext:value-type="string">
            <text:p>Grün</text:p>
          </table:table-cell>
          <table:table-cell table:style-name="ce77" office:value-type="string" calcext:value-type="string">
            <text:p>Rot</text:p>
          </table:table-cell>
          <table:table-cell table:style-name="ce84" office:value-type="string" calcext:value-type="string">
            <text:p>Pkt.</text:p>
          </table:table-cell>
          <table:table-cell table:style-name="ce90" office:value-type="string" calcext:value-type="string">
            <text:p>Mitte</text:p>
          </table:table-cell>
          <table:table-cell table:style-name="ce91" office:value-type="string" calcext:value-type="string">
            <text:p>Grün</text:p>
          </table:table-cell>
          <table:table-cell table:style-name="ce92" office:value-type="string" calcext:value-type="string">
            <text:p>Rot</text:p>
          </table:table-cell>
          <table:table-cell table:style-name="ce94" office:value-type="string" calcext:value-type="string">
            <text:p>Pkt.</text:p>
          </table:table-cell>
          <table:table-cell table:style-name="ce90" office:value-type="string" calcext:value-type="string">
            <text:p>Mitte</text:p>
          </table:table-cell>
          <table:table-cell table:style-name="ce92" office:value-type="string" calcext:value-type="string">
            <text:p>Grün</text:p>
          </table:table-cell>
          <table:table-cell table:style-name="ce91" office:value-type="string" calcext:value-type="string">
            <text:p>Rot</text:p>
          </table:table-cell>
          <table:table-cell table:style-name="ce84" office:value-type="string" calcext:value-type="string">
            <text:p>Pkt.</text:p>
          </table:table-cell>
          <table:table-cell table:style-name="ce90" office:value-type="string" calcext:value-type="string">
            <text:p>Anz.</text:p>
          </table:table-cell>
          <table:table-cell table:style-name="ce84" office:value-type="string" calcext:value-type="string">
            <text:p>Pkt.</text:p>
          </table:table-cell>
          <table:table-cell table:style-name="ce90" office:value-type="string" calcext:value-type="string">
            <text:p>Aggr.</text:p>
          </table:table-cell>
          <table:table-cell table:style-name="ce92" office:value-type="string" calcext:value-type="string">
            <text:p>Klein</text:p>
          </table:table-cell>
          <table:table-cell table:style-name="ce91" office:value-type="string" calcext:value-type="string">
            <text:p>Groß</text:p>
          </table:table-cell>
          <table:table-cell table:style-name="ce84" office:value-type="string" calcext:value-type="string">
            <text:p>Pkt.</text:p>
          </table:table-cell>
          <table:table-cell table:number-columns-repeated="34"/>
        </table:table-row>
        <table:table-row table:style-name="ro3">
          <table:table-cell table:style-name="ce5" table:number-columns-repeated="2"/>
          <table:table-cell table:style-name="ce23" table:number-columns-repeated="2"/>
          <table:table-cell table:style-name="ce42"/>
          <table:table-cell table:style-name="ce23"/>
          <table:table-cell table:style-name="ce68" table:number-columns-repeated="3"/>
          <table:table-cell table:style-name="ce5"/>
          <table:table-cell table:style-name="ce68" table:number-columns-repeated="3"/>
          <table:table-cell table:style-name="ce5"/>
          <table:table-cell table:style-name="ce68" table:number-columns-repeated="3"/>
          <table:table-cell table:style-name="ce5"/>
          <table:table-cell table:style-name="ce68"/>
          <table:table-cell table:style-name="ce5"/>
          <table:table-cell table:style-name="ce68" table:number-columns-repeated="3"/>
          <table:table-cell table:style-name="ce5"/>
          <table:table-cell table:number-columns-repeated="34"/>
        </table:table-row>
        <table:table-row table:style-name="ro2">
          <table:table-cell table:style-name="ce6"/>
          <table:table-cell table:style-name="ce13"/>
          <table:table-cell table:style-name="ce24"/>
          <table:table-cell table:style-name="ce34" office:value-type="float" office:value="1" calcext:value-type="float">
            <text:p>1</text:p>
          </table:table-cell>
          <table:table-cell table:style-name="ce43"/>
          <table:table-cell table:style-name="ce60" table:formula="of:= IF(COUNT([.J5];[.N5];[.R5];[.T5];[.X5]) &lt; 1; &quot;&quot;; MAX(SUM([.J5];[.N5];[.R5];[.T5];[.X5]); 0))">
            <text:p/>
          </table:table-cell>
          <table:table-cell table:style-name="ce205"/>
          <table:table-cell table:style-name="ce235" table:number-columns-repeated="2"/>
          <table:table-cell table:style-name="ce85" table:formula="of:= IF(COUNT([.G5:.I5]); [.G5] * [.G$1] + [.H5] * [.H$1] + [.I5] * [.I$1]; &quot;&quot;)">
            <text:p/>
          </table:table-cell>
          <table:table-cell table:style-name="ce205"/>
          <table:table-cell table:style-name="ce235" table:number-columns-repeated="2"/>
          <table:table-cell table:style-name="ce85" table:formula="of:= IF(COUNT([.K5:.M5]); [.K5] * [.K$1] + [.L5] * [.L$1] + [.M5] * [.M$1]; &quot;&quot;)">
            <text:p/>
          </table:table-cell>
          <table:table-cell table:style-name="ce205"/>
          <table:table-cell table:style-name="ce235" table:number-columns-repeated="2"/>
          <table:table-cell table:style-name="ce85" table:formula="of:= IF(COUNT([.O5:.Q5]); [.O5] * [.O$1] + [.P5] * [.P$1] + [.Q5] * [.Q$1]; &quot;&quot;)">
            <text:p/>
          </table:table-cell>
          <table:table-cell table:style-name="ce205"/>
          <table:table-cell table:style-name="ce85" table:formula="of:= IF(ISNUMBER([.S5]); [.S5] * [.S$1]; &quot;&quot;)">
            <text:p/>
          </table:table-cell>
          <table:table-cell table:style-name="ce205"/>
          <table:table-cell table:style-name="ce235" table:number-columns-repeated="2"/>
          <table:table-cell table:style-name="ce85" table:formula="of:= IF(COUNT([.U5:.W5]); [.U5] * [.U$1] + [.V5] * [.V$1] + [.W5] * [.W$1]; &quot;&quot;)">
            <text:p/>
          </table:table-cell>
          <table:table-cell table:number-columns-repeated="34"/>
        </table:table-row>
        <table:table-row table:style-name="ro2">
          <table:table-cell table:style-name="ce7"/>
          <table:table-cell table:style-name="ce14"/>
          <table:table-cell table:style-name="ce25"/>
          <table:table-cell table:style-name="ce37" table:formula="of:= [.D5] + 1" office:value-type="float" office:value="2" calcext:value-type="float">
            <text:p>2</text:p>
          </table:table-cell>
          <table:table-cell table:style-name="ce51"/>
          <table:table-cell table:style-name="ce61" table:formula="of:= IF(COUNT([.J6];[.N6];[.R6];[.T6];[.X6]) &lt; 1; &quot;&quot;; MAX(SUM([.J6];[.N6];[.R6];[.T6];[.X6]); 0))">
            <text:p/>
          </table:table-cell>
          <table:table-cell table:style-name="ce207"/>
          <table:table-cell table:style-name="ce240" table:number-columns-repeated="2"/>
          <table:table-cell table:style-name="ce86" table:formula="of:= IF(COUNT([.G6:.I6]); [.G6] * [.G$1] + [.H6] * [.H$1] + [.I6] * [.I$1]; &quot;&quot;)">
            <text:p/>
          </table:table-cell>
          <table:table-cell table:style-name="ce207"/>
          <table:table-cell table:style-name="ce240" table:number-columns-repeated="2"/>
          <table:table-cell table:style-name="ce86" table:formula="of:= IF(COUNT([.K6:.M6]); [.K6] * [.K$1] + [.L6] * [.L$1] + [.M6] * [.M$1]; &quot;&quot;)">
            <text:p/>
          </table:table-cell>
          <table:table-cell table:style-name="ce207"/>
          <table:table-cell table:style-name="ce240" table:number-columns-repeated="2"/>
          <table:table-cell table:style-name="ce86" table:formula="of:= IF(COUNT([.O6:.Q6]); [.O6] * [.O$1] + [.P6] * [.P$1] + [.Q6] * [.Q$1]; &quot;&quot;)">
            <text:p/>
          </table:table-cell>
          <table:table-cell table:style-name="ce207"/>
          <table:table-cell table:style-name="ce86" table:formula="of:= IF(ISNUMBER([.S6]); [.S6] * [.S$1]; &quot;&quot;)">
            <text:p/>
          </table:table-cell>
          <table:table-cell table:style-name="ce207"/>
          <table:table-cell table:style-name="ce240" table:number-columns-repeated="2"/>
          <table:table-cell table:style-name="ce86" table:formula="of:= IF(COUNT([.U6:.W6]); [.U6] * [.U$1] + [.V6] * [.V$1] + [.W6] * [.W$1]; &quot;&quot;)">
            <text:p/>
          </table:table-cell>
          <table:table-cell table:number-columns-repeated="34"/>
        </table:table-row>
        <table:table-row table:style-name="ro2">
          <table:table-cell table:style-name="ce7"/>
          <table:table-cell table:style-name="ce14"/>
          <table:table-cell table:style-name="ce25"/>
          <table:table-cell table:style-name="ce37" table:formula="of:= [.D6] + 1" office:value-type="float" office:value="3" calcext:value-type="float">
            <text:p>3</text:p>
          </table:table-cell>
          <table:table-cell table:style-name="ce51"/>
          <table:table-cell table:style-name="ce61" table:formula="of:= IF(COUNT([.J7];[.N7];[.R7];[.T7];[.X7]) &lt; 1; &quot;&quot;; MAX(SUM([.J7];[.N7];[.R7];[.T7];[.X7]); 0))">
            <text:p/>
          </table:table-cell>
          <table:table-cell table:style-name="ce207"/>
          <table:table-cell table:style-name="ce240" table:number-columns-repeated="2"/>
          <table:table-cell table:style-name="ce86" table:formula="of:= IF(COUNT([.G7:.I7]); [.G7] * [.G$1] + [.H7] * [.H$1] + [.I7] * [.I$1]; &quot;&quot;)">
            <text:p/>
          </table:table-cell>
          <table:table-cell table:style-name="ce207"/>
          <table:table-cell table:style-name="ce240" table:number-columns-repeated="2"/>
          <table:table-cell table:style-name="ce86" table:formula="of:= IF(COUNT([.K7:.M7]); [.K7] * [.K$1] + [.L7] * [.L$1] + [.M7] * [.M$1]; &quot;&quot;)">
            <text:p/>
          </table:table-cell>
          <table:table-cell table:style-name="ce207"/>
          <table:table-cell table:style-name="ce240" table:number-columns-repeated="2"/>
          <table:table-cell table:style-name="ce86" table:formula="of:= IF(COUNT([.O7:.Q7]); [.O7] * [.O$1] + [.P7] * [.P$1] + [.Q7] * [.Q$1]; &quot;&quot;)">
            <text:p/>
          </table:table-cell>
          <table:table-cell table:style-name="ce207"/>
          <table:table-cell table:style-name="ce86" table:formula="of:= IF(ISNUMBER([.S7]); [.S7] * [.S$1]; &quot;&quot;)">
            <text:p/>
          </table:table-cell>
          <table:table-cell table:style-name="ce207"/>
          <table:table-cell table:style-name="ce240" table:number-columns-repeated="2"/>
          <table:table-cell table:style-name="ce86" table:formula="of:= IF(COUNT([.U7:.W7]); [.U7] * [.U$1] + [.V7] * [.V$1] + [.W7] * [.W$1]; &quot;&quot;)">
            <text:p/>
          </table:table-cell>
          <table:table-cell table:number-columns-repeated="34"/>
        </table:table-row>
        <table:table-row table:style-name="ro2">
          <table:table-cell table:style-name="ce8"/>
          <table:table-cell table:style-name="ce17"/>
          <table:table-cell table:style-name="ce29"/>
          <table:table-cell table:style-name="ce39" table:formula="of:= [.D7] + 1" office:value-type="float" office:value="4" calcext:value-type="float">
            <text:p>4</text:p>
          </table:table-cell>
          <table:table-cell table:style-name="ce57"/>
          <table:table-cell table:style-name="ce62" table:formula="of:= IF(COUNT([.J8];[.N8];[.R8];[.T8];[.X8]) &lt; 1; &quot;&quot;; MAX(SUM([.J8];[.N8];[.R8];[.T8];[.X8]); 0))">
            <text:p/>
          </table:table-cell>
          <table:table-cell table:style-name="ce208"/>
          <table:table-cell table:style-name="ce241" table:number-columns-repeated="2"/>
          <table:table-cell table:style-name="ce87" table:formula="of:= IF(COUNT([.G8:.I8]); [.G8] * [.G$1] + [.H8] * [.H$1] + [.I8] * [.I$1]; &quot;&quot;)">
            <text:p/>
          </table:table-cell>
          <table:table-cell table:style-name="ce208"/>
          <table:table-cell table:style-name="ce241" table:number-columns-repeated="2"/>
          <table:table-cell table:style-name="ce87" table:formula="of:= IF(COUNT([.K8:.M8]); [.K8] * [.K$1] + [.L8] * [.L$1] + [.M8] * [.M$1]; &quot;&quot;)">
            <text:p/>
          </table:table-cell>
          <table:table-cell table:style-name="ce208"/>
          <table:table-cell table:style-name="ce241" table:number-columns-repeated="2"/>
          <table:table-cell table:style-name="ce87" table:formula="of:= IF(COUNT([.O8:.Q8]); [.O8] * [.O$1] + [.P8] * [.P$1] + [.Q8] * [.Q$1]; &quot;&quot;)">
            <text:p/>
          </table:table-cell>
          <table:table-cell table:style-name="ce208"/>
          <table:table-cell table:style-name="ce87" table:formula="of:= IF(ISNUMBER([.S8]); [.S8] * [.S$1]; &quot;&quot;)">
            <text:p/>
          </table:table-cell>
          <table:table-cell table:style-name="ce208"/>
          <table:table-cell table:style-name="ce241" table:number-columns-repeated="2"/>
          <table:table-cell table:style-name="ce87" table:formula="of:= IF(COUNT([.U8:.W8]); [.U8] * [.U$1] + [.V8] * [.V$1] + [.W8] * [.W$1]; &quot;&quot;)">
            <text:p/>
          </table:table-cell>
          <table:table-cell table:number-columns-repeated="34"/>
        </table:table-row>
        <table:table-row table:style-name="ro2">
          <table:table-cell table:style-name="ce7"/>
          <table:table-cell table:style-name="ce14"/>
          <table:table-cell table:style-name="ce25"/>
          <table:table-cell table:style-name="ce37" table:formula="of:= [.D8] + 1" office:value-type="float" office:value="5" calcext:value-type="float">
            <text:p>5</text:p>
          </table:table-cell>
          <table:table-cell table:style-name="ce51"/>
          <table:table-cell table:style-name="ce61" table:formula="of:= IF(COUNT([.J9];[.N9];[.R9];[.T9];[.X9]) &lt; 1; &quot;&quot;; MAX(SUM([.J9];[.N9];[.R9];[.T9];[.X9]); 0))">
            <text:p/>
          </table:table-cell>
          <table:table-cell table:style-name="ce207"/>
          <table:table-cell table:style-name="ce240" table:number-columns-repeated="2"/>
          <table:table-cell table:style-name="ce86" table:formula="of:= IF(COUNT([.G9:.I9]); [.G9] * [.G$1] + [.H9] * [.H$1] + [.I9] * [.I$1]; &quot;&quot;)">
            <text:p/>
          </table:table-cell>
          <table:table-cell table:style-name="ce207"/>
          <table:table-cell table:style-name="ce240" table:number-columns-repeated="2"/>
          <table:table-cell table:style-name="ce86" table:formula="of:= IF(COUNT([.K9:.M9]); [.K9] * [.K$1] + [.L9] * [.L$1] + [.M9] * [.M$1]; &quot;&quot;)">
            <text:p/>
          </table:table-cell>
          <table:table-cell table:style-name="ce207"/>
          <table:table-cell table:style-name="ce240" table:number-columns-repeated="2"/>
          <table:table-cell table:style-name="ce86" table:formula="of:= IF(COUNT([.O9:.Q9]); [.O9] * [.O$1] + [.P9] * [.P$1] + [.Q9] * [.Q$1]; &quot;&quot;)">
            <text:p/>
          </table:table-cell>
          <table:table-cell table:style-name="ce207"/>
          <table:table-cell table:style-name="ce86" table:formula="of:= IF(ISNUMBER([.S9]); [.S9] * [.S$1]; &quot;&quot;)">
            <text:p/>
          </table:table-cell>
          <table:table-cell table:style-name="ce207"/>
          <table:table-cell table:style-name="ce240" table:number-columns-repeated="2"/>
          <table:table-cell table:style-name="ce86" table:formula="of:= IF(COUNT([.U9:.W9]); [.U9] * [.U$1] + [.V9] * [.V$1] + [.W9] * [.W$1]; &quot;&quot;)">
            <text:p/>
          </table:table-cell>
          <table:table-cell table:number-columns-repeated="34"/>
        </table:table-row>
        <table:table-row table:style-name="ro2">
          <table:table-cell table:style-name="ce7"/>
          <table:table-cell table:style-name="ce14"/>
          <table:table-cell table:style-name="ce25"/>
          <table:table-cell table:style-name="ce37" table:formula="of:= [.D9] + 1" office:value-type="float" office:value="6" calcext:value-type="float">
            <text:p>6</text:p>
          </table:table-cell>
          <table:table-cell table:style-name="ce51"/>
          <table:table-cell table:style-name="ce61" table:formula="of:= IF(COUNT([.J10];[.N10];[.R10];[.T10];[.X10]) &lt; 1; &quot;&quot;; MAX(SUM([.J10];[.N10];[.R10];[.T10];[.X10]); 0))">
            <text:p/>
          </table:table-cell>
          <table:table-cell table:style-name="ce207"/>
          <table:table-cell table:style-name="ce240" table:number-columns-repeated="2"/>
          <table:table-cell table:style-name="ce86" table:formula="of:= IF(COUNT([.G10:.I10]); [.G10] * [.G$1] + [.H10] * [.H$1] + [.I10] * [.I$1]; &quot;&quot;)">
            <text:p/>
          </table:table-cell>
          <table:table-cell table:style-name="ce207"/>
          <table:table-cell table:style-name="ce240" table:number-columns-repeated="2"/>
          <table:table-cell table:style-name="ce86" table:formula="of:= IF(COUNT([.K10:.M10]); [.K10] * [.K$1] + [.L10] * [.L$1] + [.M10] * [.M$1]; &quot;&quot;)">
            <text:p/>
          </table:table-cell>
          <table:table-cell table:style-name="ce207"/>
          <table:table-cell table:style-name="ce240" table:number-columns-repeated="2"/>
          <table:table-cell table:style-name="ce86" table:formula="of:= IF(COUNT([.O10:.Q10]); [.O10] * [.O$1] + [.P10] * [.P$1] + [.Q10] * [.Q$1]; &quot;&quot;)">
            <text:p/>
          </table:table-cell>
          <table:table-cell table:style-name="ce207"/>
          <table:table-cell table:style-name="ce86" table:formula="of:= IF(ISNUMBER([.S10]); [.S10] * [.S$1]; &quot;&quot;)">
            <text:p/>
          </table:table-cell>
          <table:table-cell table:style-name="ce207"/>
          <table:table-cell table:style-name="ce240" table:number-columns-repeated="2"/>
          <table:table-cell table:style-name="ce86" table:formula="of:= IF(COUNT([.U10:.W10]); [.U10] * [.U$1] + [.V10] * [.V$1] + [.W10] * [.W$1]; &quot;&quot;)">
            <text:p/>
          </table:table-cell>
          <table:table-cell table:number-columns-repeated="34"/>
        </table:table-row>
        <table:table-row table:style-name="ro2">
          <table:table-cell table:style-name="ce7"/>
          <table:table-cell table:style-name="ce14"/>
          <table:table-cell table:style-name="ce25"/>
          <table:table-cell table:style-name="ce37" table:formula="of:= [.D10] + 1" office:value-type="float" office:value="7" calcext:value-type="float">
            <text:p>7</text:p>
          </table:table-cell>
          <table:table-cell table:style-name="ce51"/>
          <table:table-cell table:style-name="ce61" table:formula="of:= IF(COUNT([.J11];[.N11];[.R11];[.T11];[.X11]) &lt; 1; &quot;&quot;; MAX(SUM([.J11];[.N11];[.R11];[.T11];[.X11]); 0))">
            <text:p/>
          </table:table-cell>
          <table:table-cell table:style-name="ce207"/>
          <table:table-cell table:style-name="ce240" table:number-columns-repeated="2"/>
          <table:table-cell table:style-name="ce86" table:formula="of:= IF(COUNT([.G11:.I11]); [.G11] * [.G$1] + [.H11] * [.H$1] + [.I11] * [.I$1]; &quot;&quot;)">
            <text:p/>
          </table:table-cell>
          <table:table-cell table:style-name="ce207"/>
          <table:table-cell table:style-name="ce240" table:number-columns-repeated="2"/>
          <table:table-cell table:style-name="ce86" table:formula="of:= IF(COUNT([.K11:.M11]); [.K11] * [.K$1] + [.L11] * [.L$1] + [.M11] * [.M$1]; &quot;&quot;)">
            <text:p/>
          </table:table-cell>
          <table:table-cell table:style-name="ce207"/>
          <table:table-cell table:style-name="ce240" table:number-columns-repeated="2"/>
          <table:table-cell table:style-name="ce86" table:formula="of:= IF(COUNT([.O11:.Q11]); [.O11] * [.O$1] + [.P11] * [.P$1] + [.Q11] * [.Q$1]; &quot;&quot;)">
            <text:p/>
          </table:table-cell>
          <table:table-cell table:style-name="ce207"/>
          <table:table-cell table:style-name="ce86" table:formula="of:= IF(ISNUMBER([.S11]); [.S11] * [.S$1]; &quot;&quot;)">
            <text:p/>
          </table:table-cell>
          <table:table-cell table:style-name="ce207"/>
          <table:table-cell table:style-name="ce240" table:number-columns-repeated="2"/>
          <table:table-cell table:style-name="ce86" table:formula="of:= IF(COUNT([.U11:.W11]); [.U11] * [.U$1] + [.V11] * [.V$1] + [.W11] * [.W$1]; &quot;&quot;)">
            <text:p/>
          </table:table-cell>
          <table:table-cell table:number-columns-repeated="34"/>
        </table:table-row>
        <table:table-row table:style-name="ro2">
          <table:table-cell table:style-name="ce8"/>
          <table:table-cell table:style-name="ce17"/>
          <table:table-cell table:style-name="ce29"/>
          <table:table-cell table:style-name="ce39" table:formula="of:= [.D11] + 1" office:value-type="float" office:value="8" calcext:value-type="float">
            <text:p>8</text:p>
          </table:table-cell>
          <table:table-cell table:style-name="ce57"/>
          <table:table-cell table:style-name="ce62" table:formula="of:= IF(COUNT([.J12];[.N12];[.R12];[.T12];[.X12]) &lt; 1; &quot;&quot;; MAX(SUM([.J12];[.N12];[.R12];[.T12];[.X12]); 0))">
            <text:p/>
          </table:table-cell>
          <table:table-cell table:style-name="ce208"/>
          <table:table-cell table:style-name="ce241" table:number-columns-repeated="2"/>
          <table:table-cell table:style-name="ce87" table:formula="of:= IF(COUNT([.G12:.I12]); [.G12] * [.G$1] + [.H12] * [.H$1] + [.I12] * [.I$1]; &quot;&quot;)">
            <text:p/>
          </table:table-cell>
          <table:table-cell table:style-name="ce208"/>
          <table:table-cell table:style-name="ce241" table:number-columns-repeated="2"/>
          <table:table-cell table:style-name="ce87" table:formula="of:= IF(COUNT([.K12:.M12]); [.K12] * [.K$1] + [.L12] * [.L$1] + [.M12] * [.M$1]; &quot;&quot;)">
            <text:p/>
          </table:table-cell>
          <table:table-cell table:style-name="ce208"/>
          <table:table-cell table:style-name="ce241" table:number-columns-repeated="2"/>
          <table:table-cell table:style-name="ce87" table:formula="of:= IF(COUNT([.O12:.Q12]); [.O12] * [.O$1] + [.P12] * [.P$1] + [.Q12] * [.Q$1]; &quot;&quot;)">
            <text:p/>
          </table:table-cell>
          <table:table-cell table:style-name="ce208"/>
          <table:table-cell table:style-name="ce87" table:formula="of:= IF(ISNUMBER([.S12]); [.S12] * [.S$1]; &quot;&quot;)">
            <text:p/>
          </table:table-cell>
          <table:table-cell table:style-name="ce208"/>
          <table:table-cell table:style-name="ce241" table:number-columns-repeated="2"/>
          <table:table-cell table:style-name="ce87" table:formula="of:= IF(COUNT([.U12:.W12]); [.U12] * [.U$1] + [.V12] * [.V$1] + [.W12] * [.W$1]; &quot;&quot;)">
            <text:p/>
          </table:table-cell>
          <table:table-cell table:number-columns-repeated="34"/>
        </table:table-row>
        <table:table-row table:style-name="ro1" table:number-rows-repeated="1048563">
          <table:table-cell table:number-columns-repeated="58"/>
        </table:table-row>
        <table:table-row table:style-name="ro1">
          <table:table-cell table:number-columns-repeated="58"/>
        </table:table-row>
        <calcext:conditional-formats>
          <calcext:conditional-format calcext:target-range-address="BlockX.F5:BlockX.I12 BlockX.K5:BlockX.M12 BlockX.O5:BlockX.Q12 BlockX.U5:BlockX.W12 BlockX.S5:BlockX.S12">
            <calcext:condition calcext:apply-style-name="ConditionalStyle_49" calcext:value="formula-is(#REF!)" calcext:base-cell-address="BlockX.F5"/>
          </calcext:conditional-format>
        </calcext:conditional-formats>
      </table:table>
      <table:named-expressions>
        <table:named-range table:name="Startnummer" table:base-cell-address="$Punkte.$O$2" table:cell-range-address="#REF!"/>
        <table:named-range table:name="Summe" table:base-cell-address="$Punkte.$N$2" table:cell-range-address="$Punkte.$L$2:.$L$8"/>
      </table:named-expressions>
      <table:database-ranges>
        <table:database-range table:name="__Anonymous_Sheet_DB__0" table:target-range-address="Punkte.A2:Punkte.L8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+</number:text>
      <number:number number:decimal-places="0" number:min-decimal-places="0" number:min-integer-digits="1"/>
    </number:number-style>
    <number:number-style style:name="N116P1" style:volatile="true">
      <number:text>-</number:text>
      <number:number number:decimal-places="0" number:min-decimal-places="0" number:min-integer-digits="1"/>
    </number:number-style>
    <number:number-style style:name="N116">
      <number:number number:decimal-places="0" number:min-decimal-places="0" number:min-integer-digits="1"/>
      <style:map style:condition="value()&gt;0" style:apply-style-name="N116P0"/>
      <style:map style:condition="value()&lt;0" style:apply-style-name="N116P1"/>
    </number:number-style>
    <number:number-style style:name="N114" number:title="Benutzerdefiniert">
      <number:text>+</number:text>
      <number:number number:decimal-places="0" number:min-decimal-places="0" number:min-integer-digits="1"/>
    </number:number-style>
    <number:time-style style:name="N113P0" style:volatile="true">
      <number:hours number:style="long"/>
      <number:text>:</number:text>
      <number:minutes number:style="long"/>
    </number:time-style>
    <number:text-style style:name="N113">
      <number:text-content/>
      <style:map style:condition="value()&lt;=1.7976931348623157E+308" style:apply-style-name="N113P0"/>
    </number:text-style>
    <number:time-style style:name="N112P0" style:volatile="true">
      <number:hours/>
      <number:text>:</number:text>
      <number:minutes number:style="long"/>
    </number:time-style>
    <number:text-style style:name="N112" number:title="Benutzerdefiniert">
      <number:text-content/>
      <style:map style:condition="value()&lt;=1.7976931348623157E+308" style:apply-style-name="N112P0"/>
    </number:text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date-style style:name="N10139" number:language="de" number:country="DE">
      <number:day number:style="long"/>
      <number:text>. </number:text>
      <number:month number:textual="true"/>
    </number:date-style>
    <number:time-style style:name="N1013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7" number:language="de" number:country="DE">
      <number:hours/>
      <number:text>:</number:text>
      <number:minutes number:style="long"/>
      <number:text> </number:text>
      <number:am-pm/>
    </number:time-style>
    <number:number-style style:name="N1013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36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6P0"/>
    </number:number-style>
    <number:number-style style:name="N10135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35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5P0"/>
    </number:number-style>
    <number:date-style style:name="N10134" number:language="de" number:country="DE">
      <number:day number:style="long"/>
      <number:text>. </number:text>
      <number:month number:textual="true"/>
      <number:text> </number:text>
      <number:year/>
    </number:date-style>
    <number:number-style style:name="N1013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3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3P0"/>
    </number:number-style>
    <number:number-style style:name="N1013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2P0"/>
    </number:number-style>
    <number:number-style style:name="N1013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30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0P0"/>
    </number:number-style>
    <number:number-style style:name="N10128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28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28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4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24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24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0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0P0"/>
    </number:number-style>
    <number:number-style style:name="N10118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7P0"/>
    </number:number-style>
    <number:number-style style:name="N10115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15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15P2" style:volatile="true" number:language="de" number:country="DE">
      <number:text> </number:text>
      <number:fill-character> </number:fill-character>
      <number:text>- € </number:text>
    </number:number-style>
    <number:text-style style:name="N10115" number:language="de" number:country="DE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date-style style:name="N10111" number:language="de" number:country="DE">
      <number:month number:textual="true"/>
      <number:text> </number:text>
      <number:year/>
    </number:date-style>
    <number:number-style style:name="N10110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10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10P2" style:volatile="true" number:language="de" number:country="DE">
      <number:text> </number:text>
      <number:fill-character> </number:fill-character>
      <number:text>-    </number:text>
    </number:number-style>
    <number:text-style style:name="N10110" number:language="de" number:country="DE">
      <number:text> </number:text>
      <number:text-content/>
      <number:text> </number:text>
      <style:map style:condition="value()&gt;0" style:apply-style-name="N10110P0"/>
      <style:map style:condition="value()&lt;0" style:apply-style-name="N10110P1"/>
      <style:map style:condition="value()=0" style:apply-style-name="N1011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AR PL SungtiL GB" style:font-family-asian="'AR PL SungtiL GB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ConditionalStyle_5f_49" style:display-name="ConditionalStyle_49" style:family="table-cell" style:parent-style-name="Default">
      <style:table-cell-properties fo:background-color="#c6efce"/>
      <style:text-properties fo:color="#006100"/>
    </style:style>
    <style:style style:name="ConditionalStyle_5f_48" style:display-name="ConditionalStyle_48" style:family="table-cell" style:parent-style-name="Default">
      <style:table-cell-properties fo:background-color="#c6efce"/>
      <style:text-properties fo:color="#006100"/>
    </style:style>
    <style:style style:name="ConditionalStyle_5f_46" style:display-name="ConditionalStyle_46" style:family="table-cell" style:parent-style-name="Default">
      <style:table-cell-properties fo:background-color="#c6efce"/>
      <style:text-properties fo:color="#006100"/>
    </style:style>
    <style:style style:name="ConditionalStyle_5f_45" style:display-name="ConditionalStyle_45" style:family="table-cell" style:parent-style-name="Default">
      <style:table-cell-properties fo:background-color="#c6efce"/>
      <style:text-properties fo:color="#006100"/>
    </style:style>
    <style:style style:name="ConditionalStyle_5f_44" style:display-name="ConditionalStyle_44" style:family="table-cell" style:parent-style-name="Default">
      <style:table-cell-properties fo:background-color="#c6efce"/>
      <style:text-properties fo:color="#006100"/>
    </style:style>
    <style:style style:name="ConditionalStyle_5f_43" style:display-name="ConditionalStyle_43" style:family="table-cell" style:parent-style-name="Default">
      <style:table-cell-properties fo:background-color="#c6efce"/>
      <style:text-properties fo:color="#006100"/>
    </style:style>
    <style:style style:name="ConditionalStyle_5f_42" style:display-name="ConditionalStyle_42" style:family="table-cell" style:parent-style-name="Default">
      <style:table-cell-properties fo:background-color="#c6efce"/>
      <style:text-properties fo:color="#006100"/>
    </style:style>
    <style:style style:name="ConditionalStyle_5f_41" style:display-name="ConditionalStyle_41" style:family="table-cell" style:parent-style-name="Default">
      <style:table-cell-properties fo:background-color="#c6efce"/>
      <style:text-properties fo:color="#006100"/>
    </style:style>
    <style:style style:name="ConditionalStyle_5f_40" style:display-name="ConditionalStyle_40" style:family="table-cell" style:parent-style-name="Default">
      <style:table-cell-properties fo:background-color="#c6efce"/>
      <style:text-properties fo:color="#006100"/>
    </style:style>
    <style:style style:name="ConditionalStyle_5f_39" style:display-name="ConditionalStyle_39" style:family="table-cell" style:parent-style-name="Default">
      <style:table-cell-properties fo:background-color="#c6efce"/>
      <style:text-properties fo:color="#006100"/>
    </style:style>
    <style:style style:name="ConditionalStyle_5f_38" style:display-name="ConditionalStyle_38" style:family="table-cell" style:parent-style-name="Default">
      <style:table-cell-properties fo:background-color="#c6efce"/>
      <style:text-properties fo:color="#006100"/>
    </style:style>
    <style:style style:name="ConditionalStyle_5f_37" style:display-name="ConditionalStyle_37" style:family="table-cell" style:parent-style-name="Default">
      <style:table-cell-properties fo:background-color="#c6efce"/>
      <style:text-properties fo:color="#006100"/>
    </style:style>
    <style:style style:name="ConditionalStyle_5f_36" style:display-name="ConditionalStyle_36" style:family="table-cell" style:parent-style-name="Default">
      <style:table-cell-properties fo:background-color="#c6efce"/>
      <style:text-properties fo:color="#006100"/>
    </style:style>
    <style:style style:name="ConditionalStyle_5f_35" style:display-name="ConditionalStyle_35" style:family="table-cell" style:parent-style-name="Default">
      <style:table-cell-properties fo:background-color="#c6efce"/>
      <style:text-properties fo:color="#006100"/>
    </style:style>
    <style:style style:name="ConditionalStyle_5f_34" style:display-name="ConditionalStyle_34" style:family="table-cell" style:parent-style-name="Default">
      <style:table-cell-properties fo:background-color="#c6efce"/>
      <style:text-properties fo:color="#006100"/>
    </style:style>
    <style:style style:name="ConditionalStyle_5f_33" style:display-name="ConditionalStyle_33" style:family="table-cell" style:parent-style-name="Default">
      <style:table-cell-properties fo:background-color="#c6efce"/>
      <style:text-properties fo:color="#006100"/>
    </style:style>
    <style:style style:name="ConditionalStyle_5f_32" style:display-name="ConditionalStyle_32" style:family="table-cell" style:parent-style-name="Default">
      <style:table-cell-properties fo:background-color="#c6efce"/>
      <style:text-properties fo:color="#006100"/>
    </style:style>
    <style:style style:name="ConditionalStyle_5f_31" style:display-name="ConditionalStyle_31" style:family="table-cell" style:parent-style-name="Default">
      <style:table-cell-properties fo:background-color="#c6efce"/>
      <style:text-properties fo:color="#006100"/>
    </style:style>
    <style:style style:name="ConditionalStyle_5f_30" style:display-name="ConditionalStyle_30" style:family="table-cell" style:parent-style-name="Default">
      <style:table-cell-properties fo:background-color="#c6efce"/>
      <style:text-properties fo:color="#006100"/>
    </style:style>
    <style:style style:name="ConditionalStyle_5f_29" style:display-name="ConditionalStyle_29" style:family="table-cell" style:parent-style-name="Default">
      <style:table-cell-properties fo:background-color="#c6efce"/>
      <style:text-properties fo:color="#006100"/>
    </style:style>
    <style:style style:name="ConditionalStyle_5f_28" style:display-name="ConditionalStyle_28" style:family="table-cell" style:parent-style-name="Default">
      <style:table-cell-properties fo:background-color="#c6efce"/>
      <style:text-properties fo:color="#006100"/>
    </style:style>
    <style:style style:name="ConditionalStyle_5f_27" style:display-name="ConditionalStyle_27" style:family="table-cell" style:parent-style-name="Default">
      <style:table-cell-properties fo:background-color="#c6efce"/>
      <style:text-properties fo:color="#006100"/>
    </style:style>
    <style:style style:name="ConditionalStyle_5f_26" style:display-name="ConditionalStyle_26" style:family="table-cell" style:parent-style-name="Default">
      <style:table-cell-properties fo:background-color="#c6efce"/>
      <style:text-properties fo:color="#006100"/>
    </style:style>
    <style:style style:name="ConditionalStyle_5f_25" style:display-name="ConditionalStyle_25" style:family="table-cell" style:parent-style-name="Default">
      <style:table-cell-properties fo:background-color="#c6efce"/>
      <style:text-properties fo:color="#006100"/>
    </style:style>
    <style:style style:name="ConditionalStyle_5f_24" style:display-name="ConditionalStyle_24" style:family="table-cell" style:parent-style-name="Default">
      <style:table-cell-properties fo:background-color="#c6efce"/>
      <style:text-properties fo:color="#006100"/>
    </style:style>
    <style:style style:name="ConditionalStyle_5f_23" style:display-name="ConditionalStyle_23" style:family="table-cell" style:parent-style-name="Default">
      <style:table-cell-properties fo:background-color="#c6efce"/>
      <style:text-properties fo:color="#006100"/>
    </style:style>
    <style:style style:name="ConditionalStyle_5f_22" style:display-name="ConditionalStyle_22" style:family="table-cell" style:parent-style-name="Default">
      <style:table-cell-properties fo:background-color="#c6efce"/>
      <style:text-properties fo:color="#006100"/>
    </style:style>
    <style:style style:name="ConditionalStyle_5f_21" style:display-name="ConditionalStyle_21" style:family="table-cell" style:parent-style-name="Default">
      <style:table-cell-properties fo:background-color="#c6efce"/>
      <style:text-properties fo:color="#006100"/>
    </style:style>
    <style:style style:name="ConditionalStyle_5f_20" style:display-name="ConditionalStyle_20" style:family="table-cell" style:parent-style-name="Default">
      <style:table-cell-properties fo:background-color="#c6efce"/>
      <style:text-properties fo:color="#006100"/>
    </style:style>
    <style:style style:name="ConditionalStyle_5f_19" style:display-name="ConditionalStyle_19" style:family="table-cell" style:parent-style-name="Default">
      <style:table-cell-properties fo:background-color="#c6efce"/>
      <style:text-properties fo:color="#006100"/>
    </style:style>
    <style:style style:name="ConditionalStyle_5f_18" style:display-name="ConditionalStyle_18" style:family="table-cell" style:parent-style-name="Default">
      <style:table-cell-properties fo:background-color="#c6efce"/>
      <style:text-properties fo:color="#006100"/>
    </style:style>
    <style:style style:name="ConditionalStyle_5f_17" style:display-name="ConditionalStyle_17" style:family="table-cell" style:parent-style-name="Default">
      <style:table-cell-properties fo:background-color="#c6efce"/>
      <style:text-properties fo:color="#006100"/>
    </style:style>
    <style:style style:name="ConditionalStyle_5f_16" style:display-name="ConditionalStyle_16" style:family="table-cell" style:parent-style-name="Default">
      <style:table-cell-properties fo:background-color="#c6efce"/>
      <style:text-properties fo:color="#006100"/>
    </style:style>
    <style:style style:name="ConditionalStyle_5f_15" style:display-name="ConditionalStyle_15" style:family="table-cell" style:parent-style-name="Default">
      <style:table-cell-properties fo:background-color="#c6efce"/>
      <style:text-properties fo:color="#006100"/>
    </style:style>
    <style:style style:name="ConditionalStyle_5f_14" style:display-name="ConditionalStyle_14" style:family="table-cell" style:parent-style-name="Default">
      <style:table-cell-properties fo:background-color="#c6efce"/>
      <style:text-properties fo:color="#006100"/>
    </style:style>
    <style:style style:name="ConditionalStyle_5f_13" style:display-name="ConditionalStyle_13" style:family="table-cell" style:parent-style-name="Default">
      <style:table-cell-properties fo:background-color="#c6efce"/>
      <style:text-properties fo:color="#006100"/>
    </style:style>
    <style:style style:name="ConditionalStyle_5f_12" style:display-name="ConditionalStyle_12" style:family="table-cell" style:parent-style-name="Default">
      <style:table-cell-properties fo:background-color="#c6efce"/>
      <style:text-properties fo:color="#006100"/>
    </style:style>
    <style:style style:name="ConditionalStyle_5f_11" style:display-name="ConditionalStyle_11" style:family="table-cell" style:parent-style-name="Default">
      <style:table-cell-properties fo:background-color="#c6efce"/>
      <style:text-properties fo:color="#006100"/>
    </style:style>
    <style:style style:name="ConditionalStyle_5f_10" style:display-name="ConditionalStyle_10" style:family="table-cell" style:parent-style-name="Default">
      <style:table-cell-properties fo:background-color="#c6efce"/>
      <style:text-properties fo:color="#006100"/>
    </style:style>
    <style:style style:name="ConditionalStyle_5f_9" style:display-name="ConditionalStyle_9" style:family="table-cell" style:parent-style-name="Default">
      <style:table-cell-properties fo:background-color="#c6efce"/>
      <style:text-properties fo:color="#006100"/>
    </style:style>
    <style:style style:name="ConditionalStyle_5f_8" style:display-name="ConditionalStyle_8" style:family="table-cell" style:parent-style-name="Default">
      <style:table-cell-properties fo:background-color="#c6efce"/>
      <style:text-properties fo:color="#006100"/>
    </style:style>
    <style:style style:name="ConditionalStyle_5f_7" style:display-name="ConditionalStyle_7" style:family="table-cell" style:parent-style-name="Default">
      <style:table-cell-properties fo:background-color="#c6efce"/>
      <style:text-properties fo:color="#006100"/>
    </style:style>
    <style:style style:name="ConditionalStyle_5f_6" style:display-name="ConditionalStyle_6" style:family="table-cell" style:parent-style-name="Default">
      <style:table-cell-properties fo:background-color="#c6efce"/>
      <style:text-properties fo:color="#006100"/>
    </style:style>
    <style:style style:name="ConditionalStyle_5f_5" style:display-name="ConditionalStyle_5" style:family="table-cell" style:parent-style-name="Default">
      <style:table-cell-properties fo:background-color="#c6efce"/>
      <style:text-properties fo:color="#006100"/>
    </style:style>
    <style:style style:name="ConditionalStyle_5f_4" style:display-name="ConditionalStyle_4" style:family="table-cell" style:parent-style-name="Default">
      <style:table-cell-properties fo:background-color="#c6efce"/>
      <style:text-properties fo:color="#006100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fo:page-width="29.7cm" fo:page-height="21.001cm" style:num-format="1" style:print-orientation="landscape" style:scale-to="12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9.7cm" fo:page-height="21.001cm" style:num-format="1" style:print-orientation="landscape" fo:margin-top="1.499cm" fo:margin-bottom="1.251cm" fo:margin-left="1.75cm" fo:margin-right="1.75cm" style:print-page-order="ttb" style:first-page-number="continue" style:scale-to="88%" style:table-centering="both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>
        <style:region-left>
          <text:p>das RoboSAX OrgaTeam</text:p>
        </style:region-left>
        <style:region-center>
          <text:p>RoboSAX 2025</text:p>
        </style:region-center>
        <style:region-right>
          <text:p>17.05.2025</text:p>
        </style:region-right>
      </style:footer-first>
    </style:master-page>
    <style:master-page style:name="PageStyle_5f_Spielstände" style:display-name="PageStyle_Spielstände" style:page-layout-name="Mpm2">
      <style:header style:display="false"/>
      <style:header-left style:display="false"/>
      <style:header-first style:display="false"/>
      <style:footer>
        <style:region-left>
          <text:p>das RoboSAX OrgaTeam</text:p>
        </style:region-left>
        <style:region-center>
          <text:p>RoboSAX 2025</text:p>
        </style:region-center>
        <style:region-right>
          <text:p>17.05.2025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elix Voigt</meta:initial-creator>
    <meta:creation-date>2022-06-03T22:31:32</meta:creation-date>
    <dc:date>2025-05-16T23:31:06.494628985</dc:date>
    <meta:editing-duration>P1DT15H40M43S</meta:editing-duration>
    <meta:editing-cycles>171</meta:editing-cycles>
    <meta:generator>LibreOffice/7.3.7.2$Linux_X86_64 LibreOffice_project/30$Build-2</meta:generator>
    <meta:document-statistic meta:table-count="2" meta:cell-count="184" meta:object-count="0"/>
  </office:meta>
</office:document-meta>
</file>

<file path=Basic/Standard/RoboSAX.xml><?xml version="1.0" encoding="utf-8"?>
<!DOCTYPE module  PUBLIC '-//OpenOffice.org//DTD OfficeDocument 1.0//EN'  'module.dtd'>
<script:module xmlns:script="http://openoffice.org/2000/script" script:name="RoboSAX" script:language="StarBasic" script:moduleType="normal">REM  *****  BASIC  *****

sub Punkte_Sortieren
    dim document   as object
    dim dispatcher as object

    document = ThisComponent.CurrentController.Frame
    dispatcher = createUnoService("com.sun.star.frame.DispatchHelper")

    dim args1(0) as new com.sun.star.beans.PropertyValue
    args1(0).Name = "ToPoint"
    args1(0).Value = "$C$2:$AE$9"
    dispatcher.executeDispatch(document, ".uno:GoToCell", "", 0, args1())

    dim args2(11) as new com.sun.star.beans.PropertyValue
    args2(0).Name = "ByRows"
    args2(0).Value = true
    args2(1).Name = "HasHeader"
    args2(1).Value = false
    args2(2).Name = "CaseSensitive"
    args2(2).Value = false
    args2(3).Name = "NaturalSort"
    args2(3).Value = false
    args2(4).Name = "IncludeAttribs"
    args2(4).Value = true
    args2(5).Name = "UserDefIndex"
    args2(5).Value = 0
    args2(6).Name = "Col1"
    args2(6).Value = 16
    args2(7).Name = "Ascending1"
    args2(7).Value = false
    args2(8).Name = "Col2"
    args2(8).Value = 17
    args2(9).Name = "Ascending2"
    args2(9).Value = true
    args2(10).Name = "IncludeComments"
    args2(10).Value = false
    args2(11).Name = "IncludeImages"
    args2(11).Value = true
    dispatcher.executeDispatch(document, ".uno:DataSort", "", 0, args2())
end sub

sub Copy_To_Block(BlockNr As String)
    Dim Doc As Object
    Dim PunkteSheet, BlockSheet As Object
    Dim Source, Target As Object
    Dim BlockPunkteCellRange As Object
    Dim PunkteCount As Integer

    Doc = ThisComponent
    PunkteSheet = Doc.Sheets.getByName("Punkte")
    BlockSheet = Doc.Sheets.getByName("Block" + BlockNr)

    REM Check for Points
    BlockPunkteCellRange = BlockSheet.getCellRangeByName("G5:G12")
    PunkteCount = BlockPunkteCellRange.computeFunction(com.sun.star.sheet.GeneralFunction.COUNTNUMS)

    If (PunkteCount &gt; 0) Then
        MsgBox "Der ausgewählte Block enthält Punkte!"
    Else
        REM copy Name
        Source = PunkteSheet.getCellRangeByName("C2:C9")
        Target = BlockSheet.getCellRangeByName("D5:D12")
        Target.setDataArray(Source.getDataArray())
        REM copy Startnummer
        Source = PunkteSheet.getCellRangeByName("S2:S9")
        Target = BlockSheet.getCellRangeByName("B5:B12")
        Target.setDataArray(Source.getDataArray())
        REM copy Punkte
        Source = PunkteSheet.getCellRangeByName("N2:N9")
        Target = BlockSheet.getCellRangeByName("C5:C12")
        Target.setDataArray(Source.getDataArray())
        REM Target = BlockSheet.getCellRangeByName("B5")
        REM PunkteSheet.copyRange(Target.CellAddress, Source.RangeAddress)
    End If
    REM Source

end sub

sub Copy_To_Block1
    Copy_To_Block("1")
end sub
sub Copy_To_Block2
    Copy_To_Block("2")
end sub
sub Copy_To_Block3
    Copy_To_Block("3")
end sub
sub Copy_To_Block4
    Copy_To_Block("4")
end sub
sub Copy_To_Block5
    Copy_To_Block("5")
end sub


sub Punkte_Execute_Script(FileName As String)
    Dim Url, Path, Skript As String

    Url = ThisComponent.getURL()
    Path = replace(Url, "file://", "")
    Path = replace(Path, "punkte.ods", "")
    Skript = "bash -c 'cd " + Path + " &amp;&amp; ./" + FileName + "'"
    Shell(Skript, 1)
end sub

sub Punkte_Backup_And_Check
    ThisComponent.store()
    Punkte_Execute_Script("backup_and_check.sh")

end sub
sub Punkte_Export_To_Web
    Punkte_Execute_Script("export_to_web.sh"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oboSA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